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3">
            <text:p>TC0001_PlannerA:/login.html</text:p>
          </table:table-cell>
          <table:table-cell office:value-type="float" office:value="60" table:style-name="ce3">
            <text:p>60</text:p>
          </table:table-cell>
          <table:table-cell office:value-type="float" office:value="1281" table:style-name="ce3">
            <text:p>1281</text:p>
          </table:table-cell>
          <table:table-cell office:value-type="float" office:value="2" table:style-name="ce3">
            <text:p>2</text:p>
          </table:table-cell>
          <table:table-cell office:value-type="float" office:value="21100" table:style-name="ce3">
            <text:p>21100</text:p>
          </table:table-cell>
          <table:table-cell office:value-type="float" office:value="4059.4075366842499" table:style-name="ce3">
            <text:p>4059.407537</text:p>
          </table:table-cell>
          <table:table-cell office:value-type="float" office:value="3.3333333333333298E-2" table:style-name="ce3">
            <text:p>0.033333333</text:p>
          </table:table-cell>
          <table:table-cell office:value-type="float" office:value="0.25625256252562501" table:style-name="ce3">
            <text:p>0.256252563</text:p>
          </table:table-cell>
          <table:table-cell office:value-type="float" office:value="0.36905540767647199" table:style-name="ce3">
            <text:p>0.369055408</text:p>
          </table:table-cell>
          <table:table-cell office:value-type="float" office:value="1474.7666666666601" table:style-name="ce3">
            <text:p>1474.7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login.html</text:p>
          </table:table-cell>
          <table:table-cell office:value-type="float" office:value="60" table:style-name="ce3">
            <text:p>60</text:p>
          </table:table-cell>
          <table:table-cell office:value-type="float" office:value="992" table:style-name="ce3">
            <text:p>992</text:p>
          </table:table-cell>
          <table:table-cell office:value-type="float" office:value="3" table:style-name="ce3">
            <text:p>3</text:p>
          </table:table-cell>
          <table:table-cell office:value-type="float" office:value="21069" table:style-name="ce3">
            <text:p>21069</text:p>
          </table:table-cell>
          <table:table-cell office:value-type="float" office:value="2942.2237064657202" table:style-name="ce3">
            <text:p>2942.223706</text:p>
          </table:table-cell>
          <table:table-cell office:value-type="float" office:value="1.6666666666666601E-2" table:style-name="ce3">
            <text:p>0.016666667</text:p>
          </table:table-cell>
          <table:table-cell office:value-type="float" office:value="0.25756600128783003" table:style-name="ce3">
            <text:p>0.257566001</text:p>
          </table:table-cell>
          <table:table-cell office:value-type="float" office:value="0.37047331106460601" table:style-name="ce3">
            <text:p>0.370473311</text:p>
          </table:table-cell>
          <table:table-cell office:value-type="float" office:value="1472.88333333333" table:style-name="ce3">
            <text:p>1472.88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login.html</text:p>
          </table:table-cell>
          <table:table-cell office:value-type="float" office:value="60" table:style-name="ce3">
            <text:p>60</text:p>
          </table:table-cell>
          <table:table-cell office:value-type="float" office:value="1750" table:style-name="ce3">
            <text:p>1750</text:p>
          </table:table-cell>
          <table:table-cell office:value-type="float" office:value="2" table:style-name="ce3">
            <text:p>2</text:p>
          </table:table-cell>
          <table:table-cell office:value-type="float" office:value="21054" table:style-name="ce3">
            <text:p>21054</text:p>
          </table:table-cell>
          <table:table-cell office:value-type="float" office:value="4641.3968748343596" table:style-name="ce3">
            <text:p>4641.396875</text:p>
          </table:table-cell>
          <table:table-cell office:value-type="float" office:value="0.05" table:style-name="ce3">
            <text:p>0.05</text:p>
          </table:table-cell>
          <table:table-cell office:value-type="float" office:value="0.26110910443928897" table:style-name="ce3">
            <text:p>0.261109104</text:p>
          </table:table-cell>
          <table:table-cell office:value-type="float" office:value="0.37653003815456698" table:style-name="ce3">
            <text:p>0.376530038</text:p>
          </table:table-cell>
          <table:table-cell office:value-type="float" office:value="1476.65" table:style-name="ce3">
            <text:p>1476.6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TC0004_UpdatePlanDetails:/login.html</text:p>
          </table:table-cell>
          <table:table-cell office:value-type="float" office:value="60" table:style-name="ce4">
            <text:p>60</text:p>
          </table:table-cell>
          <table:table-cell office:value-type="float" office:value="409" table:style-name="ce4">
            <text:p>409</text:p>
          </table:table-cell>
          <table:table-cell office:value-type="float" office:value="3" table:style-name="ce4">
            <text:p>3</text:p>
          </table:table-cell>
          <table:table-cell office:value-type="float" office:value="2916" table:style-name="ce4">
            <text:p>2916</text:p>
          </table:table-cell>
          <table:table-cell office:value-type="float" office:value="452.02965579950802" table:style-name="ce4">
            <text:p>452.0296558</text:p>
          </table:table-cell>
          <table:table-cell office:value-type="float" office:value="0" table:style-name="ce4">
            <text:p>0</text:p>
          </table:table-cell>
          <table:table-cell office:value-type="float" office:value="0.40600343749577" table:style-name="ce4">
            <text:p>0.406003437</text:p>
          </table:table-cell>
          <table:table-cell office:value-type="float" office:value="0.58323345366824098" table:style-name="ce4">
            <text:p>0.583233454</text:p>
          </table:table-cell>
          <table:table-cell office:value-type="float" office:value="1471" table:style-name="ce4">
            <text:p>1471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TC0008_AddNewGoals:/login.html</text:p>
          </table:table-cell>
          <table:table-cell office:value-type="float" office:value="60" table:style-name="ce3">
            <text:p>60</text:p>
          </table:table-cell>
          <table:table-cell office:value-type="float" office:value="1699" table:style-name="ce3">
            <text:p>1699</text:p>
          </table:table-cell>
          <table:table-cell office:value-type="float" office:value="3" table:style-name="ce3">
            <text:p>3</text:p>
          </table:table-cell>
          <table:table-cell office:value-type="float" office:value="6215" table:style-name="ce3">
            <text:p>6215</text:p>
          </table:table-cell>
          <table:table-cell office:value-type="float" office:value="2436.23143052041" table:style-name="ce3">
            <text:p>2436.231431</text:p>
          </table:table-cell>
          <table:table-cell office:value-type="float" office:value="0" table:style-name="ce3">
            <text:p>0</text:p>
          </table:table-cell>
          <table:table-cell office:value-type="float" office:value="1.3037243057668" table:style-name="ce3">
            <text:p>1.303724306</text:p>
          </table:table-cell>
          <table:table-cell office:value-type="float" office:value="1.8728305212724301" table:style-name="ce3">
            <text:p>1.872830521</text:p>
          </table:table-cell>
          <table:table-cell office:value-type="float" office:value="1471" table:style-name="ce3">
            <text:p>147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login.do</text:p>
          </table:table-cell>
          <table:table-cell office:value-type="float" office:value="30" table:style-name="ce3">
            <text:p>30</text:p>
          </table:table-cell>
          <table:table-cell office:value-type="float" office:value="12157" table:style-name="ce3">
            <text:p>12157</text:p>
          </table:table-cell>
          <table:table-cell office:value-type="float" office:value="741" table:style-name="ce3">
            <text:p>741</text:p>
          </table:table-cell>
          <table:table-cell office:value-type="float" office:value="32568" table:style-name="ce3">
            <text:p>32568</text:p>
          </table:table-cell>
          <table:table-cell office:value-type="float" office:value="9996.7627004945898" table:style-name="ce3">
            <text:p>9996.7627</text:p>
          </table:table-cell>
          <table:table-cell office:value-type="float" office:value="0.1" table:style-name="ce3">
            <text:p>0.1</text:p>
          </table:table-cell>
          <table:table-cell office:value-type="float" office:value="0.78464194172725799" table:style-name="ce3">
            <text:p>0.784641942</text:p>
          </table:table-cell>
          <table:table-cell office:value-type="float" office:value="13.555072669286499" table:style-name="ce3">
            <text:p>13.55507267</text:p>
          </table:table-cell>
          <table:table-cell office:value-type="float" office:value="17690.099999999999" table:style-name="ce3">
            <text:p>17690.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5_AddNewEvents:/login.html</text:p>
          </table:table-cell>
          <table:table-cell office:value-type="float" office:value="60" table:style-name="ce1">
            <text:p>60</text:p>
          </table:table-cell>
          <table:table-cell office:value-type="float" office:value="368" table:style-name="ce1">
            <text:p>368</text:p>
          </table:table-cell>
          <table:table-cell office:value-type="float" office:value="3" table:style-name="ce1">
            <text:p>3</text:p>
          </table:table-cell>
          <table:table-cell office:value-type="float" office:value="1388" table:style-name="ce1">
            <text:p>1388</text:p>
          </table:table-cell>
          <table:table-cell office:value-type="float" office:value="383.92755248295902" table:style-name="ce1">
            <text:p>383.9275525</text:p>
          </table:table-cell>
          <table:table-cell office:value-type="float" office:value="0" table:style-name="ce1">
            <text:p>0</text:p>
          </table:table-cell>
          <table:table-cell office:value-type="float" office:value="1.35918811163465" table:style-name="ce1">
            <text:p>1.359188112</text:p>
          </table:table-cell>
          <table:table-cell office:value-type="float" office:value="1.95250557833454" table:style-name="ce1">
            <text:p>1.95250557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login.html</text:p>
          </table:table-cell>
          <table:table-cell office:value-type="float" office:value="60" table:style-name="ce3">
            <text:p>60</text:p>
          </table:table-cell>
          <table:table-cell office:value-type="float" office:value="3677" table:style-name="ce3">
            <text:p>3677</text:p>
          </table:table-cell>
          <table:table-cell office:value-type="float" office:value="3" table:style-name="ce3">
            <text:p>3</text:p>
          </table:table-cell>
          <table:table-cell office:value-type="float" office:value="21045" table:style-name="ce3">
            <text:p>21045</text:p>
          </table:table-cell>
          <table:table-cell office:value-type="float" office:value="5822.7554200929799" table:style-name="ce3">
            <text:p>5822.75542</text:p>
          </table:table-cell>
          <table:table-cell office:value-type="float" office:value="6.6666666666666596E-2" table:style-name="ce3">
            <text:p>0.066666667</text:p>
          </table:table-cell>
          <table:table-cell office:value-type="float" office:value="0.27369515833264901" table:style-name="ce3">
            <text:p>0.273695158</text:p>
          </table:table-cell>
          <table:table-cell office:value-type="float" office:value="0.39518302223316998" table:style-name="ce3">
            <text:p>0.395183022</text:p>
          </table:table-cell>
          <table:table-cell office:value-type="float" office:value="1478.5333333333299" table:style-name="ce3">
            <text:p>1478.5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login.html</text:p>
          </table:table-cell>
          <table:table-cell office:value-type="float" office:value="90" table:style-name="ce3">
            <text:p>90</text:p>
          </table:table-cell>
          <table:table-cell office:value-type="float" office:value="3245" table:style-name="ce3">
            <text:p>3245</text:p>
          </table:table-cell>
          <table:table-cell office:value-type="float" office:value="2" table:style-name="ce3">
            <text:p>2</text:p>
          </table:table-cell>
          <table:table-cell office:value-type="float" office:value="21128" table:style-name="ce3">
            <text:p>21128</text:p>
          </table:table-cell>
          <table:table-cell office:value-type="float" office:value="7014.1028341495403" table:style-name="ce3">
            <text:p>7014.102834</text:p>
          </table:table-cell>
          <table:table-cell office:value-type="float" office:value="0.122222222222222" table:style-name="ce3">
            <text:p>0.122222222</text:p>
          </table:table-cell>
          <table:table-cell office:value-type="float" office:value="0.41275694119589401" table:style-name="ce3">
            <text:p>0.412756941</text:p>
          </table:table-cell>
          <table:table-cell office:value-type="float" office:value="0.598502043433495" table:style-name="ce3">
            <text:p>0.598502043</text:p>
          </table:table-cell>
          <table:table-cell office:value-type="float" office:value="1484.81111111111" table:style-name="ce3">
            <text:p>1484.81111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1_UpdatePhase:/login.html</text:p>
          </table:table-cell>
          <table:table-cell office:value-type="float" office:value="60" table:style-name="ce3">
            <text:p>60</text:p>
          </table:table-cell>
          <table:table-cell office:value-type="float" office:value="9512" table:style-name="ce3">
            <text:p>9512</text:p>
          </table:table-cell>
          <table:table-cell office:value-type="float" office:value="2" table:style-name="ce3">
            <text:p>2</text:p>
          </table:table-cell>
          <table:table-cell office:value-type="float" office:value="21087" table:style-name="ce3">
            <text:p>21087</text:p>
          </table:table-cell>
          <table:table-cell office:value-type="float" office:value="10437.569448591301" table:style-name="ce3">
            <text:p>10437.56945</text:p>
          </table:table-cell>
          <table:table-cell office:value-type="float" office:value="0.45" table:style-name="ce3">
            <text:p>0.45</text:p>
          </table:table-cell>
          <table:table-cell office:value-type="float" office:value="0.27425061020760699" table:style-name="ce3">
            <text:p>0.27425061</text:p>
          </table:table-cell>
          <table:table-cell office:value-type="float" office:value="0.407586221820749" table:style-name="ce3">
            <text:p>0.407586222</text:p>
          </table:table-cell>
          <table:table-cell office:value-type="float" office:value="1521.85" table:style-name="ce3">
            <text:p>1521.8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2_UpdateAgent:/login.html</text:p>
          </table:table-cell>
          <table:table-cell office:value-type="float" office:value="60" table:style-name="ce3">
            <text:p>60</text:p>
          </table:table-cell>
          <table:table-cell office:value-type="float" office:value="2828" table:style-name="ce3">
            <text:p>2828</text:p>
          </table:table-cell>
          <table:table-cell office:value-type="float" office:value="3" table:style-name="ce3">
            <text:p>3</text:p>
          </table:table-cell>
          <table:table-cell office:value-type="float" office:value="21040" table:style-name="ce3">
            <text:p>21040</text:p>
          </table:table-cell>
          <table:table-cell office:value-type="float" office:value="5702.8954896224004" table:style-name="ce3">
            <text:p>5702.89549</text:p>
          </table:table-cell>
          <table:table-cell office:value-type="float" office:value="0.05" table:style-name="ce3">
            <text:p>0.05</text:p>
          </table:table-cell>
          <table:table-cell office:value-type="float" office:value="0.31800715516099098" table:style-name="ce3">
            <text:p>0.318007155</text:p>
          </table:table-cell>
          <table:table-cell office:value-type="float" office:value="0.45857936100437202" table:style-name="ce3">
            <text:p>0.458579361</text:p>
          </table:table-cell>
          <table:table-cell office:value-type="float" office:value="1476.65" table:style-name="ce3">
            <text:p>1476.6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5_AddNewEvents:/login.do</text:p>
          </table:table-cell>
          <table:table-cell office:value-type="float" office:value="30" table:style-name="ce3">
            <text:p>30</text:p>
          </table:table-cell>
          <table:table-cell office:value-type="float" office:value="15603" table:style-name="ce3">
            <text:p>15603</text:p>
          </table:table-cell>
          <table:table-cell office:value-type="float" office:value="379" table:style-name="ce3">
            <text:p>379</text:p>
          </table:table-cell>
          <table:table-cell office:value-type="float" office:value="30246" table:style-name="ce3">
            <text:p>30246</text:p>
          </table:table-cell>
          <table:table-cell office:value-type="float" office:value="8947.7185497508508" table:style-name="ce3">
            <text:p>8947.71855</text:p>
          </table:table-cell>
          <table:table-cell office:value-type="float" office:value="0.1" table:style-name="ce3">
            <text:p>0.1</text:p>
          </table:table-cell>
          <table:table-cell office:value-type="float" office:value="0.97732603596559797" table:style-name="ce3">
            <text:p>0.977326036</text:p>
          </table:table-cell>
          <table:table-cell office:value-type="float" office:value="16.101478256531699" table:style-name="ce3">
            <text:p>16.10147826</text:p>
          </table:table-cell>
          <table:table-cell office:value-type="float" office:value="16870.433333333302" table:style-name="ce3">
            <text:p>16870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6_UpdateRoles:/login.html</text:p>
          </table:table-cell>
          <table:table-cell office:value-type="float" office:value="60" table:style-name="ce3">
            <text:p>60</text:p>
          </table:table-cell>
          <table:table-cell office:value-type="float" office:value="7353" table:style-name="ce3">
            <text:p>7353</text:p>
          </table:table-cell>
          <table:table-cell office:value-type="float" office:value="2" table:style-name="ce3">
            <text:p>2</text:p>
          </table:table-cell>
          <table:table-cell office:value-type="float" office:value="21129" table:style-name="ce3">
            <text:p>21129</text:p>
          </table:table-cell>
          <table:table-cell office:value-type="float" office:value="9509.6303725340495" table:style-name="ce3">
            <text:p>9509.630373</text:p>
          </table:table-cell>
          <table:table-cell office:value-type="float" office:value="0.31666666666666599" table:style-name="ce3">
            <text:p>0.316666667</text:p>
          </table:table-cell>
          <table:table-cell office:value-type="float" office:value="0.28962840675413398" table:style-name="ce3">
            <text:p>0.289628407</text:p>
          </table:table-cell>
          <table:table-cell office:value-type="float" office:value="0.42617896109083703" table:style-name="ce3">
            <text:p>0.426178961</text:p>
          </table:table-cell>
          <table:table-cell office:value-type="float" office:value="1506.7833333333299" table:style-name="ce3">
            <text:p>1506.78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6_AddNewOrg:/login.html</text:p>
          </table:table-cell>
          <table:table-cell office:value-type="float" office:value="60" table:style-name="ce1">
            <text:p>60</text:p>
          </table:table-cell>
          <table:table-cell office:value-type="float" office:value="577" table:style-name="ce1">
            <text:p>577</text:p>
          </table:table-cell>
          <table:table-cell office:value-type="float" office:value="5" table:style-name="ce1">
            <text:p>5</text:p>
          </table:table-cell>
          <table:table-cell office:value-type="float" office:value="1367" table:style-name="ce1">
            <text:p>1367</text:p>
          </table:table-cell>
          <table:table-cell office:value-type="float" office:value="535.32980774057" table:style-name="ce1">
            <text:p>535.3298077</text:p>
          </table:table-cell>
          <table:table-cell office:value-type="float" office:value="0" table:style-name="ce1">
            <text:p>0</text:p>
          </table:table-cell>
          <table:table-cell office:value-type="float" office:value="0.34654037195333198" table:style-name="ce1">
            <text:p>0.346540372</text:p>
          </table:table-cell>
          <table:table-cell office:value-type="float" office:value="0.49781336635092899" table:style-name="ce1">
            <text:p>0.49781336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login.do</text:p>
          </table:table-cell>
          <table:table-cell office:value-type="float" office:value="30" table:style-name="ce3">
            <text:p>30</text:p>
          </table:table-cell>
          <table:table-cell office:value-type="float" office:value="12253" table:style-name="ce3">
            <text:p>12253</text:p>
          </table:table-cell>
          <table:table-cell office:value-type="float" office:value="860" table:style-name="ce3">
            <text:p>860</text:p>
          </table:table-cell>
          <table:table-cell office:value-type="float" office:value="32562" table:style-name="ce3">
            <text:p>32562</text:p>
          </table:table-cell>
          <table:table-cell office:value-type="float" office:value="9269.5193600075909" table:style-name="ce3">
            <text:p>9269.51936</text:p>
          </table:table-cell>
          <table:table-cell office:value-type="float" office:value="3.3333333333333298E-2" table:style-name="ce3">
            <text:p>0.033333333</text:p>
          </table:table-cell>
          <table:table-cell office:value-type="float" office:value="0.69722041461373896" table:style-name="ce3">
            <text:p>0.697220415</text:p>
          </table:table-cell>
          <table:table-cell office:value-type="float" office:value="11.964388559484499" table:style-name="ce3">
            <text:p>11.96438856</text:p>
          </table:table-cell>
          <table:table-cell office:value-type="float" office:value="17571.966666666602" table:style-name="ce3">
            <text:p>17571.9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9_UpdateSameTask:/login.do</text:p>
          </table:table-cell>
          <table:table-cell office:value-type="float" office:value="30" table:style-name="ce3">
            <text:p>30</text:p>
          </table:table-cell>
          <table:table-cell office:value-type="float" office:value="21209" table:style-name="ce3">
            <text:p>21209</text:p>
          </table:table-cell>
          <table:table-cell office:value-type="float" office:value="805" table:style-name="ce3">
            <text:p>805</text:p>
          </table:table-cell>
          <table:table-cell office:value-type="float" office:value="38311" table:style-name="ce3">
            <text:p>38311</text:p>
          </table:table-cell>
          <table:table-cell office:value-type="float" office:value="7318.9264130745296" table:style-name="ce3">
            <text:p>7318.926413</text:p>
          </table:table-cell>
          <table:table-cell office:value-type="float" office:value="3.3333333333333298E-2" table:style-name="ce3">
            <text:p>0.033333333</text:p>
          </table:table-cell>
          <table:table-cell office:value-type="float" office:value="0.67458175930922804" table:style-name="ce3">
            <text:p>0.674581759</text:p>
          </table:table-cell>
          <table:table-cell office:value-type="float" office:value="14.8600567843249" table:style-name="ce3">
            <text:p>14.86005678</text:p>
          </table:table-cell>
          <table:table-cell office:value-type="float" office:value="22557.233333333301" table:style-name="ce3">
            <text:p>22557.2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7_UpdatePlanSegment:/login.html</text:p>
          </table:table-cell>
          <table:table-cell office:value-type="float" office:value="60" table:style-name="ce1">
            <text:p>60</text:p>
          </table:table-cell>
          <table:table-cell office:value-type="float" office:value="641" table:style-name="ce1">
            <text:p>641</text:p>
          </table:table-cell>
          <table:table-cell office:value-type="float" office:value="2" table:style-name="ce1">
            <text:p>2</text:p>
          </table:table-cell>
          <table:table-cell office:value-type="float" office:value="1408" table:style-name="ce1">
            <text:p>1408</text:p>
          </table:table-cell>
          <table:table-cell office:value-type="float" office:value="600.45505220809105" table:style-name="ce1">
            <text:p>600.4550522</text:p>
          </table:table-cell>
          <table:table-cell office:value-type="float" office:value="0" table:style-name="ce1">
            <text:p>0</text:p>
          </table:table-cell>
          <table:table-cell office:value-type="float" office:value="0.27003794033061601" table:style-name="ce1">
            <text:p>0.27003794</text:p>
          </table:table-cell>
          <table:table-cell office:value-type="float" office:value="0.38791583029915699" table:style-name="ce1">
            <text:p>0.3879158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</text:p>
          </table:table-cell>
          <table:table-cell office:value-type="float" office:value="60" table:style-name="ce1">
            <text:p>60</text:p>
          </table:table-cell>
          <table:table-cell office:value-type="float" office:value="593" table:style-name="ce1">
            <text:p>593</text:p>
          </table:table-cell>
          <table:table-cell office:value-type="float" office:value="5" table:style-name="ce1">
            <text:p>5</text:p>
          </table:table-cell>
          <table:table-cell office:value-type="float" office:value="13640" table:style-name="ce1">
            <text:p>13640</text:p>
          </table:table-cell>
          <table:table-cell office:value-type="float" office:value="1892.6987594878001" table:style-name="ce1">
            <text:p>1892.698759</text:p>
          </table:table-cell>
          <table:table-cell office:value-type="float" office:value="0" table:style-name="ce1">
            <text:p>0</text:p>
          </table:table-cell>
          <table:table-cell office:value-type="float" office:value="1.39165932179802" table:style-name="ce1">
            <text:p>1.391659322</text:p>
          </table:table-cell>
          <table:table-cell office:value-type="float" office:value="1.8535071989377001" table:style-name="ce1">
            <text:p>1.853507199</text:p>
          </table:table-cell>
          <table:table-cell office:value-type="float" office:value="1363.8333333333301" table:style-name="ce1">
            <text:p>1363.8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5_AddNewEvents:/home</text:p>
          </table:table-cell>
          <table:table-cell office:value-type="float" office:value="30" table:style-name="ce3">
            <text:p>30</text:p>
          </table:table-cell>
          <table:table-cell office:value-type="float" office:value="1694" table:style-name="ce3">
            <text:p>1694</text:p>
          </table:table-cell>
          <table:table-cell office:value-type="float" office:value="13" table:style-name="ce3">
            <text:p>13</text:p>
          </table:table-cell>
          <table:table-cell office:value-type="float" office:value="16228" table:style-name="ce3">
            <text:p>16228</text:p>
          </table:table-cell>
          <table:table-cell office:value-type="float" office:value="3856.8054600493701" table:style-name="ce3">
            <text:p>3856.80546</text:p>
          </table:table-cell>
          <table:table-cell office:value-type="float" office:value="0" table:style-name="ce3">
            <text:p>0</text:p>
          </table:table-cell>
          <table:table-cell office:value-type="float" office:value="0.72409548405783097" table:style-name="ce3">
            <text:p>0.724095484</text:p>
          </table:table-cell>
          <table:table-cell office:value-type="float" office:value="1.59541428821413" table:style-name="ce3">
            <text:p>1.595414288</text:p>
          </table:table-cell>
          <table:table-cell office:value-type="float" office:value="2256.1999999999998" table:style-name="ce3">
            <text:p>2256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login.do</text:p>
          </table:table-cell>
          <table:table-cell office:value-type="float" office:value="30" table:style-name="ce3">
            <text:p>30</text:p>
          </table:table-cell>
          <table:table-cell office:value-type="float" office:value="14853" table:style-name="ce3">
            <text:p>14853</text:p>
          </table:table-cell>
          <table:table-cell office:value-type="float" office:value="1066" table:style-name="ce3">
            <text:p>1066</text:p>
          </table:table-cell>
          <table:table-cell office:value-type="float" office:value="26916" table:style-name="ce3">
            <text:p>26916</text:p>
          </table:table-cell>
          <table:table-cell office:value-type="float" office:value="8441.3966201623807" table:style-name="ce3">
            <text:p>8441.39662</text:p>
          </table:table-cell>
          <table:table-cell office:value-type="float" office:value="6.6666666666666596E-2" table:style-name="ce3">
            <text:p>0.066666667</text:p>
          </table:table-cell>
          <table:table-cell office:value-type="float" office:value="0.67581266472933699" table:style-name="ce3">
            <text:p>0.675812665</text:p>
          </table:table-cell>
          <table:table-cell office:value-type="float" office:value="10.534801888333201" table:style-name="ce3">
            <text:p>10.53480189</text:p>
          </table:table-cell>
          <table:table-cell office:value-type="float" office:value="15962.4666666666" table:style-name="ce3">
            <text:p>15962.4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login.html</text:p>
          </table:table-cell>
          <table:table-cell office:value-type="float" office:value="60" table:style-name="ce3">
            <text:p>60</text:p>
          </table:table-cell>
          <table:table-cell office:value-type="float" office:value="6099" table:style-name="ce3">
            <text:p>6099</text:p>
          </table:table-cell>
          <table:table-cell office:value-type="float" office:value="3" table:style-name="ce3">
            <text:p>3</text:p>
          </table:table-cell>
          <table:table-cell office:value-type="float" office:value="21121" table:style-name="ce3">
            <text:p>21121</text:p>
          </table:table-cell>
          <table:table-cell office:value-type="float" office:value="9215.5639662234207" table:style-name="ce3">
            <text:p>9215.563966</text:p>
          </table:table-cell>
          <table:table-cell office:value-type="float" office:value="0.266666666666666" table:style-name="ce3">
            <text:p>0.266666667</text:p>
          </table:table-cell>
          <table:table-cell office:value-type="float" office:value="0.27820022997885602" table:style-name="ce3">
            <text:p>0.27820023</text:p>
          </table:table-cell>
          <table:table-cell office:value-type="float" office:value="0.40782777203345799" table:style-name="ce3">
            <text:p>0.407827772</text:p>
          </table:table-cell>
          <table:table-cell office:value-type="float" office:value="1501.13333333333" table:style-name="ce3">
            <text:p>1501.1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login.html</text:p>
          </table:table-cell>
          <table:table-cell office:value-type="float" office:value="60" table:style-name="ce3">
            <text:p>60</text:p>
          </table:table-cell>
          <table:table-cell office:value-type="float" office:value="4937" table:style-name="ce3">
            <text:p>4937</text:p>
          </table:table-cell>
          <table:table-cell office:value-type="float" office:value="2" table:style-name="ce3">
            <text:p>2</text:p>
          </table:table-cell>
          <table:table-cell office:value-type="float" office:value="21085" table:style-name="ce3">
            <text:p>21085</text:p>
          </table:table-cell>
          <table:table-cell office:value-type="float" office:value="8485.6828776474995" table:style-name="ce3">
            <text:p>8485.682878</text:p>
          </table:table-cell>
          <table:table-cell office:value-type="float" office:value="0.21666666666666601" table:style-name="ce3">
            <text:p>0.216666667</text:p>
          </table:table-cell>
          <table:table-cell office:value-type="float" office:value="0.27270248159258198" table:style-name="ce3">
            <text:p>0.272702482</text:p>
          </table:table-cell>
          <table:table-cell office:value-type="float" office:value="0.39826368767612003" table:style-name="ce3">
            <text:p>0.398263688</text:p>
          </table:table-cell>
          <table:table-cell office:value-type="float" office:value="1495.4833333333299" table:style-name="ce3">
            <text:p>1495.48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9_UpdateSameTask:/;jsessionid=1565r9oy88ew89gf57ypx1c4</text:p>
          </table:table-cell>
          <table:table-cell office:value-type="float" office:value="30" table:style-name="ce3">
            <text:p>30</text:p>
          </table:table-cell>
          <table:table-cell office:value-type="float" office:value="3862" table:style-name="ce3">
            <text:p>3862</text:p>
          </table:table-cell>
          <table:table-cell office:value-type="float" office:value="2" table:style-name="ce3">
            <text:p>2</text:p>
          </table:table-cell>
          <table:table-cell office:value-type="float" office:value="19278" table:style-name="ce3">
            <text:p>19278</text:p>
          </table:table-cell>
          <table:table-cell office:value-type="float" office:value="5590.5250137074599" table:style-name="ce3">
            <text:p>5590.525014</text:p>
          </table:table-cell>
          <table:table-cell office:value-type="float" office:value="0" table:style-name="ce3">
            <text:p>0</text:p>
          </table:table-cell>
          <table:table-cell office:value-type="float" office:value="0.63832503510787697" table:style-name="ce3">
            <text:p>0.638325035</text:p>
          </table:table-cell>
          <table:table-cell office:value-type="float" office:value="5.3018379771479598" table:style-name="ce3">
            <text:p>5.301837977</text:p>
          </table:table-cell>
          <table:table-cell office:value-type="float" office:value="8505.2000000000007" table:style-name="ce3">
            <text:p>8505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7_UpdatePlanSegment:/login.do</text:p>
          </table:table-cell>
          <table:table-cell office:value-type="float" office:value="30" table:style-name="ce3">
            <text:p>30</text:p>
          </table:table-cell>
          <table:table-cell office:value-type="float" office:value="7754" table:style-name="ce3">
            <text:p>7754</text:p>
          </table:table-cell>
          <table:table-cell office:value-type="float" office:value="264" table:style-name="ce3">
            <text:p>264</text:p>
          </table:table-cell>
          <table:table-cell office:value-type="float" office:value="14213" table:style-name="ce3">
            <text:p>14213</text:p>
          </table:table-cell>
          <table:table-cell office:value-type="float" office:value="3983.2898939053998" table:style-name="ce3">
            <text:p>3983.289894</text:p>
          </table:table-cell>
          <table:table-cell office:value-type="float" office:value="0" table:style-name="ce3">
            <text:p>0</text:p>
          </table:table-cell>
          <table:table-cell office:value-type="float" office:value="2.0891364902506901" table:style-name="ce3">
            <text:p>2.08913649</text:p>
          </table:table-cell>
          <table:table-cell office:value-type="float" office:value="42.569828299094702" table:style-name="ce3">
            <text:p>42.5698283</text:p>
          </table:table-cell>
          <table:table-cell office:value-type="float" office:value="20865.8" table:style-name="ce3">
            <text:p>20865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;jsessionid=n2q7y7rm3mcn1ij525zgqo2at</text:p>
          </table:table-cell>
          <table:table-cell office:value-type="float" office:value="30" table:style-name="ce3">
            <text:p>30</text:p>
          </table:table-cell>
          <table:table-cell office:value-type="float" office:value="2772" table:style-name="ce3">
            <text:p>2772</text:p>
          </table:table-cell>
          <table:table-cell office:value-type="float" office:value="3" table:style-name="ce3">
            <text:p>3</text:p>
          </table:table-cell>
          <table:table-cell office:value-type="float" office:value="20187" table:style-name="ce3">
            <text:p>20187</text:p>
          </table:table-cell>
          <table:table-cell office:value-type="float" office:value="4932.4596361472804" table:style-name="ce3">
            <text:p>4932.459636</text:p>
          </table:table-cell>
          <table:table-cell office:value-type="float" office:value="0" table:style-name="ce3">
            <text:p>0</text:p>
          </table:table-cell>
          <table:table-cell office:value-type="float" office:value="0.62210978163946595" table:style-name="ce3">
            <text:p>0.622109782</text:p>
          </table:table-cell>
          <table:table-cell office:value-type="float" office:value="2.8924054652344302" table:style-name="ce3">
            <text:p>2.892405465</text:p>
          </table:table-cell>
          <table:table-cell office:value-type="float" office:value="4760.9333333333298" table:style-name="ce3">
            <text:p>4760.9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7_UpdatePlanSegment:/;jsessionid=1xt36437vclwczwcyw7iqm4eq</text:p>
          </table:table-cell>
          <table:table-cell office:value-type="float" office:value="30" table:style-name="ce3">
            <text:p>30</text:p>
          </table:table-cell>
          <table:table-cell office:value-type="float" office:value="6222" table:style-name="ce3">
            <text:p>6222</text:p>
          </table:table-cell>
          <table:table-cell office:value-type="float" office:value="3" table:style-name="ce3">
            <text:p>3</text:p>
          </table:table-cell>
          <table:table-cell office:value-type="float" office:value="23907" table:style-name="ce3">
            <text:p>23907</text:p>
          </table:table-cell>
          <table:table-cell office:value-type="float" office:value="7151.6885452939596" table:style-name="ce3">
            <text:p>7151.688545</text:p>
          </table:table-cell>
          <table:table-cell office:value-type="float" office:value="0" table:style-name="ce3">
            <text:p>0</text:p>
          </table:table-cell>
          <table:table-cell office:value-type="float" office:value="0.98084090760478604" table:style-name="ce3">
            <text:p>0.980840908</text:p>
          </table:table-cell>
          <table:table-cell office:value-type="float" office:value="6.6860335917576599" table:style-name="ce3">
            <text:p>6.686033592</text:p>
          </table:table-cell>
          <table:table-cell office:value-type="float" office:value="6980.2333333333299" table:style-name="ce3">
            <text:p>6980.2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home</text:p>
          </table:table-cell>
          <table:table-cell office:value-type="float" office:value="30" table:style-name="ce3">
            <text:p>30</text:p>
          </table:table-cell>
          <table:table-cell office:value-type="float" office:value="1505" table:style-name="ce3">
            <text:p>1505</text:p>
          </table:table-cell>
          <table:table-cell office:value-type="float" office:value="6" table:style-name="ce3">
            <text:p>6</text:p>
          </table:table-cell>
          <table:table-cell office:value-type="float" office:value="8688" table:style-name="ce3">
            <text:p>8688</text:p>
          </table:table-cell>
          <table:table-cell office:value-type="float" office:value="2541.19823639689" table:style-name="ce3">
            <text:p>2541.198236</text:p>
          </table:table-cell>
          <table:table-cell office:value-type="float" office:value="0" table:style-name="ce3">
            <text:p>0</text:p>
          </table:table-cell>
          <table:table-cell office:value-type="float" office:value="0.56568551656515698" table:style-name="ce3">
            <text:p>0.565685517</text:p>
          </table:table-cell>
          <table:table-cell office:value-type="float" office:value="2.9814499344747598" table:style-name="ce3">
            <text:p>2.981449934</text:p>
          </table:table-cell>
          <table:table-cell office:value-type="float" office:value="5397" table:style-name="ce3">
            <text:p>539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</text:p>
          </table:table-cell>
          <table:table-cell office:value-type="float" office:value="60" table:style-name="ce3">
            <text:p>60</text:p>
          </table:table-cell>
          <table:table-cell office:value-type="float" office:value="1599" table:style-name="ce3">
            <text:p>1599</text:p>
          </table:table-cell>
          <table:table-cell office:value-type="float" office:value="2" table:style-name="ce3">
            <text:p>2</text:p>
          </table:table-cell>
          <table:table-cell office:value-type="float" office:value="20624" table:style-name="ce3">
            <text:p>20624</text:p>
          </table:table-cell>
          <table:table-cell office:value-type="float" office:value="4436.7503028367701" table:style-name="ce3">
            <text:p>4436.750303</text:p>
          </table:table-cell>
          <table:table-cell office:value-type="float" office:value="0" table:style-name="ce3">
            <text:p>0</text:p>
          </table:table-cell>
          <table:table-cell office:value-type="float" office:value="0.25938767216856701" table:style-name="ce3">
            <text:p>0.259387672</text:p>
          </table:table-cell>
          <table:table-cell office:value-type="float" office:value="0.67259257167746" table:style-name="ce3">
            <text:p>0.672592572</text:p>
          </table:table-cell>
          <table:table-cell office:value-type="float" office:value="2655.2333333333299" table:style-name="ce3">
            <text:p>2655.2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9_UpdateSameTask:/home</text:p>
          </table:table-cell>
          <table:table-cell office:value-type="float" office:value="30" table:style-name="ce3">
            <text:p>30</text:p>
          </table:table-cell>
          <table:table-cell office:value-type="float" office:value="2242" table:style-name="ce3">
            <text:p>2242</text:p>
          </table:table-cell>
          <table:table-cell office:value-type="float" office:value="7" table:style-name="ce3">
            <text:p>7</text:p>
          </table:table-cell>
          <table:table-cell office:value-type="float" office:value="7241" table:style-name="ce3">
            <text:p>7241</text:p>
          </table:table-cell>
          <table:table-cell office:value-type="float" office:value="2433.2019985105098" table:style-name="ce3">
            <text:p>2433.201999</text:p>
          </table:table-cell>
          <table:table-cell office:value-type="float" office:value="0" table:style-name="ce3">
            <text:p>0</text:p>
          </table:table-cell>
          <table:table-cell office:value-type="float" office:value="0.57782314759529196" table:style-name="ce3">
            <text:p>0.577823148</text:p>
          </table:table-cell>
          <table:table-cell office:value-type="float" office:value="4.7920762088541702" table:style-name="ce3">
            <text:p>4.792076209</text:p>
          </table:table-cell>
          <table:table-cell office:value-type="float" office:value="8492.3666666666595" table:style-name="ce3">
            <text:p>8492.3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6_UpdateRoles:/login.do</text:p>
          </table:table-cell>
          <table:table-cell office:value-type="float" office:value="30" table:style-name="ce3">
            <text:p>30</text:p>
          </table:table-cell>
          <table:table-cell office:value-type="float" office:value="18537" table:style-name="ce3">
            <text:p>18537</text:p>
          </table:table-cell>
          <table:table-cell office:value-type="float" office:value="960" table:style-name="ce3">
            <text:p>960</text:p>
          </table:table-cell>
          <table:table-cell office:value-type="float" office:value="26589" table:style-name="ce3">
            <text:p>26589</text:p>
          </table:table-cell>
          <table:table-cell office:value-type="float" office:value="6346.60402463833" table:style-name="ce3">
            <text:p>6346.604025</text:p>
          </table:table-cell>
          <table:table-cell office:value-type="float" office:value="3.3333333333333298E-2" table:style-name="ce3">
            <text:p>0.033333333</text:p>
          </table:table-cell>
          <table:table-cell office:value-type="float" office:value="0.63717265254975197" table:style-name="ce3">
            <text:p>0.637172653</text:p>
          </table:table-cell>
          <table:table-cell office:value-type="float" office:value="12.997865803474699" table:style-name="ce3">
            <text:p>12.9978658</text:p>
          </table:table-cell>
          <table:table-cell office:value-type="float" office:value="20888.866666666599" table:style-name="ce3">
            <text:p>20888.8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login.html</text:p>
          </table:table-cell>
          <table:table-cell office:value-type="float" office:value="90" table:style-name="ce3">
            <text:p>90</text:p>
          </table:table-cell>
          <table:table-cell office:value-type="float" office:value="3884" table:style-name="ce3">
            <text:p>3884</text:p>
          </table:table-cell>
          <table:table-cell office:value-type="float" office:value="2" table:style-name="ce3">
            <text:p>2</text:p>
          </table:table-cell>
          <table:table-cell office:value-type="float" office:value="21139" table:style-name="ce3">
            <text:p>21139</text:p>
          </table:table-cell>
          <table:table-cell office:value-type="float" office:value="7210.4504901044002" table:style-name="ce3">
            <text:p>7210.45049</text:p>
          </table:table-cell>
          <table:table-cell office:value-type="float" office:value="0.11111111111111099" table:style-name="ce3">
            <text:p>0.111111111</text:p>
          </table:table-cell>
          <table:table-cell office:value-type="float" office:value="0.58377873488661702" table:style-name="ce3">
            <text:p>0.583778735</text:p>
          </table:table-cell>
          <table:table-cell office:value-type="float" office:value="0.84576971226194797" table:style-name="ce3">
            <text:p>0.845769712</text:p>
          </table:table-cell>
          <table:table-cell office:value-type="float" office:value="1483.55555555555" table:style-name="ce3">
            <text:p>1483.55555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8_AddNewGoals:/login.do</text:p>
          </table:table-cell>
          <table:table-cell office:value-type="float" office:value="30" table:style-name="ce3">
            <text:p>30</text:p>
          </table:table-cell>
          <table:table-cell office:value-type="float" office:value="14743" table:style-name="ce3">
            <text:p>14743</text:p>
          </table:table-cell>
          <table:table-cell office:value-type="float" office:value="1210" table:style-name="ce3">
            <text:p>1210</text:p>
          </table:table-cell>
          <table:table-cell office:value-type="float" office:value="38964" table:style-name="ce3">
            <text:p>38964</text:p>
          </table:table-cell>
          <table:table-cell office:value-type="float" office:value="10581.7717985012" table:style-name="ce3">
            <text:p>10581.7718</text:p>
          </table:table-cell>
          <table:table-cell office:value-type="float" office:value="0" table:style-name="ce3">
            <text:p>0</text:p>
          </table:table-cell>
          <table:table-cell office:value-type="float" office:value="0.66334991708126001" table:style-name="ce3">
            <text:p>0.663349917</text:p>
          </table:table-cell>
          <table:table-cell office:value-type="float" office:value="14.0373220702045" table:style-name="ce3">
            <text:p>14.03732207</text:p>
          </table:table-cell>
          <table:table-cell office:value-type="float" office:value="21669.133333333299" table:style-name="ce3">
            <text:p>21669.1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6_AddNewOrg:/login.do</text:p>
          </table:table-cell>
          <table:table-cell office:value-type="float" office:value="30" table:style-name="ce3">
            <text:p>30</text:p>
          </table:table-cell>
          <table:table-cell office:value-type="float" office:value="10461" table:style-name="ce3">
            <text:p>10461</text:p>
          </table:table-cell>
          <table:table-cell office:value-type="float" office:value="970" table:style-name="ce3">
            <text:p>970</text:p>
          </table:table-cell>
          <table:table-cell office:value-type="float" office:value="19857" table:style-name="ce3">
            <text:p>19857</text:p>
          </table:table-cell>
          <table:table-cell office:value-type="float" office:value="5764.2306623597997" table:style-name="ce3">
            <text:p>5764.230662</text:p>
          </table:table-cell>
          <table:table-cell office:value-type="float" office:value="0" table:style-name="ce3">
            <text:p>0</text:p>
          </table:table-cell>
          <table:table-cell office:value-type="float" office:value="1.4906832298136601" table:style-name="ce3">
            <text:p>1.49068323</text:p>
          </table:table-cell>
          <table:table-cell office:value-type="float" office:value="27.922894021739101" table:style-name="ce3">
            <text:p>27.92289402</text:p>
          </table:table-cell>
          <table:table-cell office:value-type="float" office:value="19181.166666666599" table:style-name="ce3">
            <text:p>19181.1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2_UpdateAgent:/login.do</text:p>
          </table:table-cell>
          <table:table-cell office:value-type="float" office:value="30" table:style-name="ce3">
            <text:p>30</text:p>
          </table:table-cell>
          <table:table-cell office:value-type="float" office:value="17126" table:style-name="ce3">
            <text:p>17126</text:p>
          </table:table-cell>
          <table:table-cell office:value-type="float" office:value="859" table:style-name="ce3">
            <text:p>859</text:p>
          </table:table-cell>
          <table:table-cell office:value-type="float" office:value="33185" table:style-name="ce3">
            <text:p>33185</text:p>
          </table:table-cell>
          <table:table-cell office:value-type="float" office:value="10588.4962764103" table:style-name="ce3">
            <text:p>10588.49628</text:p>
          </table:table-cell>
          <table:table-cell office:value-type="float" office:value="0" table:style-name="ce3">
            <text:p>0</text:p>
          </table:table-cell>
          <table:table-cell office:value-type="float" office:value="0.666755567408987" table:style-name="ce3">
            <text:p>0.666755567</text:p>
          </table:table-cell>
          <table:table-cell office:value-type="float" office:value="13.5863167172289" table:style-name="ce3">
            <text:p>13.58631672</text:p>
          </table:table-cell>
          <table:table-cell office:value-type="float" office:value="20865.8" table:style-name="ce3">
            <text:p>20865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login.do</text:p>
          </table:table-cell>
          <table:table-cell office:value-type="float" office:value="30" table:style-name="ce3">
            <text:p>30</text:p>
          </table:table-cell>
          <table:table-cell office:value-type="float" office:value="15284" table:style-name="ce3">
            <text:p>15284</text:p>
          </table:table-cell>
          <table:table-cell office:value-type="float" office:value="865" table:style-name="ce3">
            <text:p>865</text:p>
          </table:table-cell>
          <table:table-cell office:value-type="float" office:value="32125" table:style-name="ce3">
            <text:p>32125</text:p>
          </table:table-cell>
          <table:table-cell office:value-type="float" office:value="8858.2306425530896" table:style-name="ce3">
            <text:p>8858.230643</text:p>
          </table:table-cell>
          <table:table-cell office:value-type="float" office:value="3.3333333333333298E-2" table:style-name="ce3">
            <text:p>0.033333333</text:p>
          </table:table-cell>
          <table:table-cell office:value-type="float" office:value="0.68038010568570895" table:style-name="ce3">
            <text:p>0.680380106</text:p>
          </table:table-cell>
          <table:table-cell office:value-type="float" office:value="12.801201083505299" table:style-name="ce3">
            <text:p>12.80120108</text:p>
          </table:table-cell>
          <table:table-cell office:value-type="float" office:value="19266.333333333299" table:style-name="ce3">
            <text:p>19266.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7_UpdatePlanSegment:/home</text:p>
          </table:table-cell>
          <table:table-cell office:value-type="float" office:value="30" table:style-name="ce3">
            <text:p>30</text:p>
          </table:table-cell>
          <table:table-cell office:value-type="float" office:value="1600" table:style-name="ce3">
            <text:p>1600</text:p>
          </table:table-cell>
          <table:table-cell office:value-type="float" office:value="6" table:style-name="ce3">
            <text:p>6</text:p>
          </table:table-cell>
          <table:table-cell office:value-type="float" office:value="16241" table:style-name="ce3">
            <text:p>16241</text:p>
          </table:table-cell>
          <table:table-cell office:value-type="float" office:value="3804.8129339327802" table:style-name="ce3">
            <text:p>3804.812934</text:p>
          </table:table-cell>
          <table:table-cell office:value-type="float" office:value="0" table:style-name="ce3">
            <text:p>0</text:p>
          </table:table-cell>
          <table:table-cell office:value-type="float" office:value="0.72651539001767795" table:style-name="ce3">
            <text:p>0.72651539</text:p>
          </table:table-cell>
          <table:table-cell office:value-type="float" office:value="1.3751053825708901" table:style-name="ce3">
            <text:p>1.375105383</text:p>
          </table:table-cell>
          <table:table-cell office:value-type="float" office:value="1938.1666666666599" table:style-name="ce3">
            <text:p>1938.1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;jsessionid=lh1vm01a5fzp13wv1peqjmq0f</text:p>
          </table:table-cell>
          <table:table-cell office:value-type="float" office:value="30" table:style-name="ce3">
            <text:p>30</text:p>
          </table:table-cell>
          <table:table-cell office:value-type="float" office:value="3202" table:style-name="ce3">
            <text:p>3202</text:p>
          </table:table-cell>
          <table:table-cell office:value-type="float" office:value="11" table:style-name="ce3">
            <text:p>11</text:p>
          </table:table-cell>
          <table:table-cell office:value-type="float" office:value="22068" table:style-name="ce3">
            <text:p>22068</text:p>
          </table:table-cell>
          <table:table-cell office:value-type="float" office:value="5627.3813824312001" table:style-name="ce3">
            <text:p>5627.381382</text:p>
          </table:table-cell>
          <table:table-cell office:value-type="float" office:value="0" table:style-name="ce3">
            <text:p>0</text:p>
          </table:table-cell>
          <table:table-cell office:value-type="float" office:value="0.77571495061281404" table:style-name="ce3">
            <text:p>0.775714951</text:p>
          </table:table-cell>
          <table:table-cell office:value-type="float" office:value="2.8397176963205202" table:style-name="ce3">
            <text:p>2.839717696</text:p>
          </table:table-cell>
          <table:table-cell office:value-type="float" office:value="3748.63333333333" table:style-name="ce3">
            <text:p>3748.6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8_AddNewGoals:/;jsessionid=v4qj4t58e12cxtomr3byrdrp</text:p>
          </table:table-cell>
          <table:table-cell office:value-type="float" office:value="30" table:style-name="ce3">
            <text:p>30</text:p>
          </table:table-cell>
          <table:table-cell office:value-type="float" office:value="5081" table:style-name="ce3">
            <text:p>5081</text:p>
          </table:table-cell>
          <table:table-cell office:value-type="float" office:value="2" table:style-name="ce3">
            <text:p>2</text:p>
          </table:table-cell>
          <table:table-cell office:value-type="float" office:value="25897" table:style-name="ce3">
            <text:p>25897</text:p>
          </table:table-cell>
          <table:table-cell office:value-type="float" office:value="9207.4916951119503" table:style-name="ce3">
            <text:p>9207.491695</text:p>
          </table:table-cell>
          <table:table-cell office:value-type="float" office:value="0" table:style-name="ce3">
            <text:p>0</text:p>
          </table:table-cell>
          <table:table-cell office:value-type="float" office:value="0.69129202479434004" table:style-name="ce3">
            <text:p>0.691292025</text:p>
          </table:table-cell>
          <table:table-cell office:value-type="float" office:value="3.56010892169965" table:style-name="ce3">
            <text:p>3.560108922</text:p>
          </table:table-cell>
          <table:table-cell office:value-type="float" office:value="5273.5333333333301" table:style-name="ce3">
            <text:p>5273.5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2_UpdateAgent:/;jsessionid=itcq1im3tufzyl1asmf75007</text:p>
          </table:table-cell>
          <table:table-cell office:value-type="float" office:value="30" table:style-name="ce3">
            <text:p>30</text:p>
          </table:table-cell>
          <table:table-cell office:value-type="float" office:value="4010" table:style-name="ce3">
            <text:p>4010</text:p>
          </table:table-cell>
          <table:table-cell office:value-type="float" office:value="3" table:style-name="ce3">
            <text:p>3</text:p>
          </table:table-cell>
          <table:table-cell office:value-type="float" office:value="20174" table:style-name="ce3">
            <text:p>20174</text:p>
          </table:table-cell>
          <table:table-cell office:value-type="float" office:value="6278.1213959449797" table:style-name="ce3">
            <text:p>6278.121396</text:p>
          </table:table-cell>
          <table:table-cell office:value-type="float" office:value="0" table:style-name="ce3">
            <text:p>0</text:p>
          </table:table-cell>
          <table:table-cell office:value-type="float" office:value="0.630093253801562" table:style-name="ce3">
            <text:p>0.630093254</text:p>
          </table:table-cell>
          <table:table-cell office:value-type="float" office:value="3.7840053452911002" table:style-name="ce3">
            <text:p>3.784005345</text:p>
          </table:table-cell>
          <table:table-cell office:value-type="float" office:value="6149.6" table:style-name="ce3">
            <text:p>6149.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8_AddNewGoals:/home</text:p>
          </table:table-cell>
          <table:table-cell office:value-type="float" office:value="30" table:style-name="ce3">
            <text:p>30</text:p>
          </table:table-cell>
          <table:table-cell office:value-type="float" office:value="1033" table:style-name="ce3">
            <text:p>1033</text:p>
          </table:table-cell>
          <table:table-cell office:value-type="float" office:value="16" table:style-name="ce3">
            <text:p>16</text:p>
          </table:table-cell>
          <table:table-cell office:value-type="float" office:value="12297" table:style-name="ce3">
            <text:p>12297</text:p>
          </table:table-cell>
          <table:table-cell office:value-type="float" office:value="2364.1199208162002" table:style-name="ce3">
            <text:p>2364.119921</text:p>
          </table:table-cell>
          <table:table-cell office:value-type="float" office:value="0" table:style-name="ce3">
            <text:p>0</text:p>
          </table:table-cell>
          <table:table-cell office:value-type="float" office:value="0.69425159677867199" table:style-name="ce3">
            <text:p>0.694251597</text:p>
          </table:table-cell>
          <table:table-cell office:value-type="float" office:value="0.81249132185504003" table:style-name="ce3">
            <text:p>0.812491322</text:p>
          </table:table-cell>
          <table:table-cell office:value-type="float" office:value="1198.4000000000001" table:style-name="ce3">
            <text:p>1198.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6_AddNewOrg:/</text:p>
          </table:table-cell>
          <table:table-cell office:value-type="float" office:value="60" table:style-name="ce3">
            <text:p>60</text:p>
          </table:table-cell>
          <table:table-cell office:value-type="float" office:value="608" table:style-name="ce3">
            <text:p>608</text:p>
          </table:table-cell>
          <table:table-cell office:value-type="float" office:value="2" table:style-name="ce3">
            <text:p>2</text:p>
          </table:table-cell>
          <table:table-cell office:value-type="float" office:value="17339" table:style-name="ce3">
            <text:p>17339</text:p>
          </table:table-cell>
          <table:table-cell office:value-type="float" office:value="2582.3331192719602" table:style-name="ce3">
            <text:p>2582.333119</text:p>
          </table:table-cell>
          <table:table-cell office:value-type="float" office:value="0" table:style-name="ce3">
            <text:p>0</text:p>
          </table:table-cell>
          <table:table-cell office:value-type="float" office:value="0.35106196243637" table:style-name="ce3">
            <text:p>0.351061962</text:p>
          </table:table-cell>
          <table:table-cell office:value-type="float" office:value="0.60995301803580804" table:style-name="ce3">
            <text:p>0.609953018</text:p>
          </table:table-cell>
          <table:table-cell office:value-type="float" office:value="1779.15" table:style-name="ce3">
            <text:p>1779.1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7_UpdatePlanSegment:/plan</text:p>
          </table:table-cell>
          <table:table-cell office:value-type="float" office:value="150" table:style-name="ce3">
            <text:p>150</text:p>
          </table:table-cell>
          <table:table-cell office:value-type="float" office:value="1086" table:style-name="ce3">
            <text:p>1086</text:p>
          </table:table-cell>
          <table:table-cell office:value-type="float" office:value="4" table:style-name="ce3">
            <text:p>4</text:p>
          </table:table-cell>
          <table:table-cell office:value-type="float" office:value="76372" table:style-name="ce3">
            <text:p>76372</text:p>
          </table:table-cell>
          <table:table-cell office:value-type="float" office:value="6637.1692256563701" table:style-name="ce3">
            <text:p>6637.169226</text:p>
          </table:table-cell>
          <table:table-cell office:value-type="float" office:value="0" table:style-name="ce3">
            <text:p>0</text:p>
          </table:table-cell>
          <table:table-cell office:value-type="float" office:value="0.68121128449199797" table:style-name="ce3">
            <text:p>0.681211284</text:p>
          </table:table-cell>
          <table:table-cell office:value-type="float" office:value="2.17377802758678" table:style-name="ce3">
            <text:p>2.173778028</text:p>
          </table:table-cell>
          <table:table-cell office:value-type="float" office:value="3267.63333333333" table:style-name="ce3">
            <text:p>3267.6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</text:p>
          </table:table-cell>
          <table:table-cell office:value-type="float" office:value="60" table:style-name="ce3">
            <text:p>60</text:p>
          </table:table-cell>
          <table:table-cell office:value-type="float" office:value="1497" table:style-name="ce3">
            <text:p>1497</text:p>
          </table:table-cell>
          <table:table-cell office:value-type="float" office:value="3" table:style-name="ce3">
            <text:p>3</text:p>
          </table:table-cell>
          <table:table-cell office:value-type="float" office:value="22427" table:style-name="ce3">
            <text:p>22427</text:p>
          </table:table-cell>
          <table:table-cell office:value-type="float" office:value="3701.1937615900802" table:style-name="ce3">
            <text:p>3701.193762</text:p>
          </table:table-cell>
          <table:table-cell office:value-type="float" office:value="0" table:style-name="ce3">
            <text:p>0</text:p>
          </table:table-cell>
          <table:table-cell office:value-type="float" office:value="0.26395322748808903" table:style-name="ce3">
            <text:p>0.263953227</text:p>
          </table:table-cell>
          <table:table-cell office:value-type="float" office:value="0.88097826565132598" table:style-name="ce3">
            <text:p>0.880978266</text:p>
          </table:table-cell>
          <table:table-cell office:value-type="float" office:value="3417.7333333333299" table:style-name="ce3">
            <text:p>3417.7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2_UpdateAgent:/home</text:p>
          </table:table-cell>
          <table:table-cell office:value-type="float" office:value="30" table:style-name="ce3">
            <text:p>30</text:p>
          </table:table-cell>
          <table:table-cell office:value-type="float" office:value="2264" table:style-name="ce3">
            <text:p>2264</text:p>
          </table:table-cell>
          <table:table-cell office:value-type="float" office:value="5" table:style-name="ce3">
            <text:p>5</text:p>
          </table:table-cell>
          <table:table-cell office:value-type="float" office:value="16198" table:style-name="ce3">
            <text:p>16198</text:p>
          </table:table-cell>
          <table:table-cell office:value-type="float" office:value="3547.9156198471701" table:style-name="ce3">
            <text:p>3547.91562</text:p>
          </table:table-cell>
          <table:table-cell office:value-type="float" office:value="0" table:style-name="ce3">
            <text:p>0</text:p>
          </table:table-cell>
          <table:table-cell office:value-type="float" office:value="0.57824637150401803" table:style-name="ce3">
            <text:p>0.578246372</text:p>
          </table:table-cell>
          <table:table-cell office:value-type="float" office:value="2.5272867535803001" table:style-name="ce3">
            <text:p>2.527286754</text:p>
          </table:table-cell>
          <table:table-cell office:value-type="float" office:value="4475.5" table:style-name="ce3">
            <text:p>4475.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home</text:p>
          </table:table-cell>
          <table:table-cell office:value-type="float" office:value="30" table:style-name="ce1">
            <text:p>30</text:p>
          </table:table-cell>
          <table:table-cell office:value-type="float" office:value="816" table:style-name="ce1">
            <text:p>816</text:p>
          </table:table-cell>
          <table:table-cell office:value-type="float" office:value="3" table:style-name="ce1">
            <text:p>3</text:p>
          </table:table-cell>
          <table:table-cell office:value-type="float" office:value="6591" table:style-name="ce1">
            <text:p>6591</text:p>
          </table:table-cell>
          <table:table-cell office:value-type="float" office:value="1533.1543939067401" table:style-name="ce1">
            <text:p>1533.154394</text:p>
          </table:table-cell>
          <table:table-cell office:value-type="float" office:value="0" table:style-name="ce1">
            <text:p>0</text:p>
          </table:table-cell>
          <table:table-cell office:value-type="float" office:value="0.69389832076606295" table:style-name="ce1">
            <text:p>0.693898321</text:p>
          </table:table-cell>
          <table:table-cell office:value-type="float" office:value="1.4365186037030999" table:style-name="ce1">
            <text:p>1.436518604</text:p>
          </table:table-cell>
          <table:table-cell office:value-type="float" office:value="2119.9" table:style-name="ce1">
            <text:p>2119.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home</text:p>
          </table:table-cell>
          <table:table-cell office:value-type="float" office:value="30" table:style-name="ce3">
            <text:p>30</text:p>
          </table:table-cell>
          <table:table-cell office:value-type="float" office:value="1164" table:style-name="ce3">
            <text:p>1164</text:p>
          </table:table-cell>
          <table:table-cell office:value-type="float" office:value="5" table:style-name="ce3">
            <text:p>5</text:p>
          </table:table-cell>
          <table:table-cell office:value-type="float" office:value="13667" table:style-name="ce3">
            <text:p>13667</text:p>
          </table:table-cell>
          <table:table-cell office:value-type="float" office:value="2695.7012742512802" table:style-name="ce3">
            <text:p>2695.701274</text:p>
          </table:table-cell>
          <table:table-cell office:value-type="float" office:value="0" table:style-name="ce3">
            <text:p>0</text:p>
          </table:table-cell>
          <table:table-cell office:value-type="float" office:value="0.57954216169226302" table:style-name="ce3">
            <text:p>0.579542162</text:p>
          </table:table-cell>
          <table:table-cell office:value-type="float" office:value="1.6698813145947999" table:style-name="ce3">
            <text:p>1.669881315</text:p>
          </table:table-cell>
          <table:table-cell office:value-type="float" office:value="2950.5333333333301" table:style-name="ce3">
            <text:p>2950.5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7_UpdatePlanSegment:/plan?wicket:interface=:1:indicator:big-form:sg-editor:mo:aspect:name::IBehaviorListener:0:-1&amp;random=0.3922618456124106</text:p>
          </table:table-cell>
          <table:table-cell office:value-type="float" office:value="30" table:style-name="ce3">
            <text:p>30</text:p>
          </table:table-cell>
          <table:table-cell office:value-type="float" office:value="2040" table:style-name="ce3">
            <text:p>2040</text:p>
          </table:table-cell>
          <table:table-cell office:value-type="float" office:value="5" table:style-name="ce3">
            <text:p>5</text:p>
          </table:table-cell>
          <table:table-cell office:value-type="float" office:value="57912" table:style-name="ce3">
            <text:p>57912</text:p>
          </table:table-cell>
          <table:table-cell office:value-type="float" office:value="10377.5360650889" table:style-name="ce3">
            <text:p>10377.53607</text:p>
          </table:table-cell>
          <table:table-cell office:value-type="float" office:value="0" table:style-name="ce3">
            <text:p>0</text:p>
          </table:table-cell>
          <table:table-cell office:value-type="float" office:value="0.15155342258145901" table:style-name="ce3">
            <text:p>0.151553423</text:p>
          </table:table-cell>
          <table:table-cell office:value-type="float" office:value="0.10037454218236901" table:style-name="ce3">
            <text:p>0.100374542</text:p>
          </table:table-cell>
          <table:table-cell office:value-type="float" office:value="678.2" table:style-name="ce3">
            <text:p>678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8_AddNewGoals:/plan</text:p>
          </table:table-cell>
          <table:table-cell office:value-type="float" office:value="240" table:style-name="ce1">
            <text:p>240</text:p>
          </table:table-cell>
          <table:table-cell office:value-type="float" office:value="336" table:style-name="ce1">
            <text:p>336</text:p>
          </table:table-cell>
          <table:table-cell office:value-type="float" office:value="4" table:style-name="ce1">
            <text:p>4</text:p>
          </table:table-cell>
          <table:table-cell office:value-type="float" office:value="7278" table:style-name="ce1">
            <text:p>7278</text:p>
          </table:table-cell>
          <table:table-cell office:value-type="float" office:value="909.50019904669102" table:style-name="ce1">
            <text:p>909.500199</text:p>
          </table:table-cell>
          <table:table-cell office:value-type="float" office:value="0" table:style-name="ce1">
            <text:p>0</text:p>
          </table:table-cell>
          <table:table-cell office:value-type="float" office:value="5.4824561403508696" table:style-name="ce1">
            <text:p>5.48245614</text:p>
          </table:table-cell>
          <table:table-cell office:value-type="float" office:value="1.3311285721628201" table:style-name="ce1">
            <text:p>1.331128572</text:p>
          </table:table-cell>
          <table:table-cell office:value-type="float" office:value="248.625" table:style-name="ce1">
            <text:p>248.62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3_PlannerC:/home</text:p>
          </table:table-cell>
          <table:table-cell office:value-type="float" office:value="30" table:style-name="ce3">
            <text:p>30</text:p>
          </table:table-cell>
          <table:table-cell office:value-type="float" office:value="1613" table:style-name="ce3">
            <text:p>1613</text:p>
          </table:table-cell>
          <table:table-cell office:value-type="float" office:value="12" table:style-name="ce3">
            <text:p>12</text:p>
          </table:table-cell>
          <table:table-cell office:value-type="float" office:value="12311" table:style-name="ce3">
            <text:p>12311</text:p>
          </table:table-cell>
          <table:table-cell office:value-type="float" office:value="2842.2426202247798" table:style-name="ce3">
            <text:p>2842.24262</text:p>
          </table:table-cell>
          <table:table-cell office:value-type="float" office:value="0" table:style-name="ce3">
            <text:p>0</text:p>
          </table:table-cell>
          <table:table-cell office:value-type="float" office:value="0.58694631397714803" table:style-name="ce3">
            <text:p>0.586946314</text:p>
          </table:table-cell>
          <table:table-cell office:value-type="float" office:value="2.59135269114884" table:style-name="ce3">
            <text:p>2.591352691</text:p>
          </table:table-cell>
          <table:table-cell office:value-type="float" office:value="4520.9333333333298" table:style-name="ce3">
            <text:p>4520.9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6_AddNewOrg:/home</text:p>
          </table:table-cell>
          <table:table-cell office:value-type="float" office:value="30" table:style-name="ce3">
            <text:p>30</text:p>
          </table:table-cell>
          <table:table-cell office:value-type="float" office:value="1091" table:style-name="ce3">
            <text:p>1091</text:p>
          </table:table-cell>
          <table:table-cell office:value-type="float" office:value="5" table:style-name="ce3">
            <text:p>5</text:p>
          </table:table-cell>
          <table:table-cell office:value-type="float" office:value="15838" table:style-name="ce3">
            <text:p>15838</text:p>
          </table:table-cell>
          <table:table-cell office:value-type="float" office:value="3000.1210197812502" table:style-name="ce3">
            <text:p>3000.12102</text:p>
          </table:table-cell>
          <table:table-cell office:value-type="float" office:value="0" table:style-name="ce3">
            <text:p>0</text:p>
          </table:table-cell>
          <table:table-cell office:value-type="float" office:value="0.74736553648389403" table:style-name="ce3">
            <text:p>0.747365536</text:p>
          </table:table-cell>
          <table:table-cell office:value-type="float" office:value="1.6135261873769899" table:style-name="ce3">
            <text:p>1.613526187</text:p>
          </table:table-cell>
          <table:table-cell office:value-type="float" office:value="2210.7666666666601" table:style-name="ce3">
            <text:p>2210.7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plan</text:p>
          </table:table-cell>
          <table:table-cell office:value-type="float" office:value="450" table:style-name="ce3">
            <text:p>450</text:p>
          </table:table-cell>
          <table:table-cell office:value-type="float" office:value="2015" table:style-name="ce3">
            <text:p>2015</text:p>
          </table:table-cell>
          <table:table-cell office:value-type="float" office:value="4" table:style-name="ce3">
            <text:p>4</text:p>
          </table:table-cell>
          <table:table-cell office:value-type="float" office:value="72832" table:style-name="ce3">
            <text:p>72832</text:p>
          </table:table-cell>
          <table:table-cell office:value-type="float" office:value="7983.54930547393" table:style-name="ce3">
            <text:p>7983.549305</text:p>
          </table:table-cell>
          <table:table-cell office:value-type="float" office:value="0" table:style-name="ce3">
            <text:p>0</text:p>
          </table:table-cell>
          <table:table-cell office:value-type="float" office:value="2.0775719186145798" table:style-name="ce3">
            <text:p>2.077571919</text:p>
          </table:table-cell>
          <table:table-cell office:value-type="float" office:value="17.8273795267983" table:style-name="ce3">
            <text:p>17.82737953</text:p>
          </table:table-cell>
          <table:table-cell office:value-type="float" office:value="8786.8133333333299" table:style-name="ce3">
            <text:p>8786.81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plan</text:p>
          </table:table-cell>
          <table:table-cell office:value-type="float" office:value="510" table:style-name="ce3">
            <text:p>510</text:p>
          </table:table-cell>
          <table:table-cell office:value-type="float" office:value="970" table:style-name="ce3">
            <text:p>970</text:p>
          </table:table-cell>
          <table:table-cell office:value-type="float" office:value="3" table:style-name="ce3">
            <text:p>3</text:p>
          </table:table-cell>
          <table:table-cell office:value-type="float" office:value="77512" table:style-name="ce3">
            <text:p>77512</text:p>
          </table:table-cell>
          <table:table-cell office:value-type="float" office:value="5874.3766357680897" table:style-name="ce3">
            <text:p>5874.376636</text:p>
          </table:table-cell>
          <table:table-cell office:value-type="float" office:value="0" table:style-name="ce3">
            <text:p>0</text:p>
          </table:table-cell>
          <table:table-cell office:value-type="float" office:value="2.2161290743098498" table:style-name="ce3">
            <text:p>2.216129074</text:p>
          </table:table-cell>
          <table:table-cell office:value-type="float" office:value="6.0211502158009997" table:style-name="ce3">
            <text:p>6.021150216</text:p>
          </table:table-cell>
          <table:table-cell office:value-type="float" office:value="2782.17450980392" table:style-name="ce3">
            <text:p>2782.1745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4_UpdatePlanDetails:/login.do</text:p>
          </table:table-cell>
          <table:table-cell office:value-type="float" office:value="30" table:style-name="ce3">
            <text:p>30</text:p>
          </table:table-cell>
          <table:table-cell office:value-type="float" office:value="19329" table:style-name="ce3">
            <text:p>19329</text:p>
          </table:table-cell>
          <table:table-cell office:value-type="float" office:value="2055" table:style-name="ce3">
            <text:p>2055</text:p>
          </table:table-cell>
          <table:table-cell office:value-type="float" office:value="28785" table:style-name="ce3">
            <text:p>28785</text:p>
          </table:table-cell>
          <table:table-cell office:value-type="float" office:value="6634.5720753740598" table:style-name="ce3">
            <text:p>6634.572075</text:p>
          </table:table-cell>
          <table:table-cell office:value-type="float" office:value="0.266666666666666" table:style-name="ce3">
            <text:p>0.266666667</text:p>
          </table:table-cell>
          <table:table-cell office:value-type="float" office:value="1.0372726644077099" table:style-name="ce3">
            <text:p>1.037272664</text:p>
          </table:table-cell>
          <table:table-cell office:value-type="float" office:value="17.328328672809601" table:style-name="ce3">
            <text:p>17.32832867</text:p>
          </table:table-cell>
          <table:table-cell office:value-type="float" office:value="17106.599999999999" table:style-name="ce3">
            <text:p>17106.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plan</text:p>
          </table:table-cell>
          <table:table-cell office:value-type="float" office:value="750" table:style-name="ce3">
            <text:p>750</text:p>
          </table:table-cell>
          <table:table-cell office:value-type="float" office:value="528" table:style-name="ce3">
            <text:p>528</text:p>
          </table:table-cell>
          <table:table-cell office:value-type="float" office:value="4" table:style-name="ce3">
            <text:p>4</text:p>
          </table:table-cell>
          <table:table-cell office:value-type="float" office:value="69467" table:style-name="ce3">
            <text:p>69467</text:p>
          </table:table-cell>
          <table:table-cell office:value-type="float" office:value="3188.3730530828502" table:style-name="ce3">
            <text:p>3188.373053</text:p>
          </table:table-cell>
          <table:table-cell office:value-type="float" office:value="0" table:style-name="ce3">
            <text:p>0</text:p>
          </table:table-cell>
          <table:table-cell office:value-type="float" office:value="3.2434115500047498" table:style-name="ce3">
            <text:p>3.24341155</text:p>
          </table:table-cell>
          <table:table-cell office:value-type="float" office:value="3.0837115398961199" table:style-name="ce3">
            <text:p>3.08371154</text:p>
          </table:table-cell>
          <table:table-cell office:value-type="float" office:value="973.58" table:style-name="ce3">
            <text:p>973.5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5_AddNewEvents:/plan</text:p>
          </table:table-cell>
          <table:table-cell office:value-type="float" office:value="270" table:style-name="ce1">
            <text:p>270</text:p>
          </table:table-cell>
          <table:table-cell office:value-type="float" office:value="304" table:style-name="ce1">
            <text:p>304</text:p>
          </table:table-cell>
          <table:table-cell office:value-type="float" office:value="4" table:style-name="ce1">
            <text:p>4</text:p>
          </table:table-cell>
          <table:table-cell office:value-type="float" office:value="7034" table:style-name="ce1">
            <text:p>7034</text:p>
          </table:table-cell>
          <table:table-cell office:value-type="float" office:value="823.35879389499701" table:style-name="ce1">
            <text:p>823.3587939</text:p>
          </table:table-cell>
          <table:table-cell office:value-type="float" office:value="0" table:style-name="ce1">
            <text:p>0</text:p>
          </table:table-cell>
          <table:table-cell office:value-type="float" office:value="6.4084306465394398" table:style-name="ce1">
            <text:p>6.408430647</text:p>
          </table:table-cell>
          <table:table-cell office:value-type="float" office:value="1.40293360005459" table:style-name="ce1">
            <text:p>1.4029336</text:p>
          </table:table-cell>
          <table:table-cell office:value-type="float" office:value="224.17407407407401" table:style-name="ce1">
            <text:p>224.174074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2_UpdateAgent:/plan</text:p>
          </table:table-cell>
          <table:table-cell office:value-type="float" office:value="210" table:style-name="ce3">
            <text:p>210</text:p>
          </table:table-cell>
          <table:table-cell office:value-type="float" office:value="2845" table:style-name="ce3">
            <text:p>2845</text:p>
          </table:table-cell>
          <table:table-cell office:value-type="float" office:value="4" table:style-name="ce3">
            <text:p>4</text:p>
          </table:table-cell>
          <table:table-cell office:value-type="float" office:value="77310" table:style-name="ce3">
            <text:p>77310</text:p>
          </table:table-cell>
          <table:table-cell office:value-type="float" office:value="10594.832903652899" table:style-name="ce3">
            <text:p>10594.8329</text:p>
          </table:table-cell>
          <table:table-cell office:value-type="float" office:value="0" table:style-name="ce3">
            <text:p>0</text:p>
          </table:table-cell>
          <table:table-cell office:value-type="float" office:value="1.12451605648283" table:style-name="ce3">
            <text:p>1.124516056</text:p>
          </table:table-cell>
          <table:table-cell office:value-type="float" office:value="8.2990947896753298" table:style-name="ce3">
            <text:p>8.29909479</text:p>
          </table:table-cell>
          <table:table-cell office:value-type="float" office:value="7557.2714285714201" table:style-name="ce3">
            <text:p>7557.271429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6_AddNewOrg:/plan</text:p>
          </table:table-cell>
          <table:table-cell office:value-type="float" office:value="330" table:style-name="ce3">
            <text:p>330</text:p>
          </table:table-cell>
          <table:table-cell office:value-type="float" office:value="685" table:style-name="ce3">
            <text:p>685</text:p>
          </table:table-cell>
          <table:table-cell office:value-type="float" office:value="4" table:style-name="ce3">
            <text:p>4</text:p>
          </table:table-cell>
          <table:table-cell office:value-type="float" office:value="78985" table:style-name="ce3">
            <text:p>78985</text:p>
          </table:table-cell>
          <table:table-cell office:value-type="float" office:value="4641.3614137451896" table:style-name="ce3">
            <text:p>4641.361414</text:p>
          </table:table-cell>
          <table:table-cell office:value-type="float" office:value="0" table:style-name="ce3">
            <text:p>0</text:p>
          </table:table-cell>
          <table:table-cell office:value-type="float" office:value="1.9383373764309899" table:style-name="ce3">
            <text:p>1.938337376</text:p>
          </table:table-cell>
          <table:table-cell office:value-type="float" office:value="2.5694843930801299" table:style-name="ce3">
            <text:p>2.569484393</text:p>
          </table:table-cell>
          <table:table-cell office:value-type="float" office:value="1357.4272727272701" table:style-name="ce3">
            <text:p>1357.42727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plan</text:p>
          </table:table-cell>
          <table:table-cell office:value-type="float" office:value="630" table:style-name="ce3">
            <text:p>630</text:p>
          </table:table-cell>
          <table:table-cell office:value-type="float" office:value="1147" table:style-name="ce3">
            <text:p>1147</text:p>
          </table:table-cell>
          <table:table-cell office:value-type="float" office:value="4" table:style-name="ce3">
            <text:p>4</text:p>
          </table:table-cell>
          <table:table-cell office:value-type="float" office:value="69753" table:style-name="ce3">
            <text:p>69753</text:p>
          </table:table-cell>
          <table:table-cell office:value-type="float" office:value="6465.0211977016797" table:style-name="ce3">
            <text:p>6465.021198</text:p>
          </table:table-cell>
          <table:table-cell office:value-type="float" office:value="0" table:style-name="ce3">
            <text:p>0</text:p>
          </table:table-cell>
          <table:table-cell office:value-type="float" office:value="2.77531817040453" table:style-name="ce3">
            <text:p>2.77531817</text:p>
          </table:table-cell>
          <table:table-cell office:value-type="float" office:value="11.4774411786732" table:style-name="ce3">
            <text:p>11.47744118</text:p>
          </table:table-cell>
          <table:table-cell office:value-type="float" office:value="4234.7936507936502" table:style-name="ce3">
            <text:p>4234.79365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sg-editor:mo:aspect:name::IBehaviorListener:0:-1&amp;random=0.04952374825592731</text:p>
          </table:table-cell>
          <table:table-cell office:value-type="float" office:value="30" table:style-name="ce1">
            <text:p>30</text:p>
          </table:table-cell>
          <table:table-cell office:value-type="float" office:value="321" table:style-name="ce1">
            <text:p>321</text:p>
          </table:table-cell>
          <table:table-cell office:value-type="float" office:value="5" table:style-name="ce1">
            <text:p>5</text:p>
          </table:table-cell>
          <table:table-cell office:value-type="float" office:value="3474" table:style-name="ce1">
            <text:p>3474</text:p>
          </table:table-cell>
          <table:table-cell office:value-type="float" office:value="782.66228065210498" table:style-name="ce1">
            <text:p>782.6622807</text:p>
          </table:table-cell>
          <table:table-cell office:value-type="float" office:value="0" table:style-name="ce1">
            <text:p>0</text:p>
          </table:table-cell>
          <table:table-cell office:value-type="float" office:value="0.21143288063204299" table:style-name="ce1">
            <text:p>0.211432881</text:p>
          </table:table-cell>
          <table:table-cell office:value-type="float" office:value="1.4770018288944101E-2" table:style-name="ce1">
            <text:p>0.014770018</text:p>
          </table:table-cell>
          <table:table-cell office:value-type="float" office:value="71.533333333333303" table:style-name="ce1">
            <text:p>71.5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category::IBehaviorListener:0:-1&amp;random=0.7321752379604155</text:p>
          </table:table-cell>
          <table:table-cell office:value-type="float" office:value="30" table:style-name="ce1">
            <text:p>30</text:p>
          </table:table-cell>
          <table:table-cell office:value-type="float" office:value="336" table:style-name="ce1">
            <text:p>336</text:p>
          </table:table-cell>
          <table:table-cell office:value-type="float" office:value="5" table:style-name="ce1">
            <text:p>5</text:p>
          </table:table-cell>
          <table:table-cell office:value-type="float" office:value="2646" table:style-name="ce1">
            <text:p>2646</text:p>
          </table:table-cell>
          <table:table-cell office:value-type="float" office:value="635.50711247003301" table:style-name="ce1">
            <text:p>635.5071125</text:p>
          </table:table-cell>
          <table:table-cell office:value-type="float" office:value="0" table:style-name="ce1">
            <text:p>0</text:p>
          </table:table-cell>
          <table:table-cell office:value-type="float" office:value="0.69487874365923097" table:style-name="ce1">
            <text:p>0.694878744</text:p>
          </table:table-cell>
          <table:table-cell office:value-type="float" office:value="5.0215846709749101E-2" table:style-name="ce1">
            <text:p>0.05021584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plan?wicket:interface=:1:indicator:big-form:segment:part:actor:name::IBehaviorListener:0:-1&amp;random=0.9527071632814981</text:p>
          </table:table-cell>
          <table:table-cell office:value-type="float" office:value="30" table:style-name="ce1">
            <text:p>30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2813" table:style-name="ce1">
            <text:p>2813</text:p>
          </table:table-cell>
          <table:table-cell office:value-type="float" office:value="602.52334302405905" table:style-name="ce1">
            <text:p>602.523343</text:p>
          </table:table-cell>
          <table:table-cell office:value-type="float" office:value="0" table:style-name="ce1">
            <text:p>0</text:p>
          </table:table-cell>
          <table:table-cell office:value-type="float" office:value="0.206583115273378" table:style-name="ce1">
            <text:p>0.206583115</text:p>
          </table:table-cell>
          <table:table-cell office:value-type="float" office:value="1.29383435477207E-2" table:style-name="ce1">
            <text:p>0.012938344</text:p>
          </table:table-cell>
          <table:table-cell office:value-type="float" office:value="64.133333333333297" table:style-name="ce1">
            <text:p>64.1333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plan</text:p>
          </table:table-cell>
          <table:table-cell office:value-type="float" office:value="240" table:style-name="ce3">
            <text:p>240</text:p>
          </table:table-cell>
          <table:table-cell office:value-type="float" office:value="5913" table:style-name="ce3">
            <text:p>5913</text:p>
          </table:table-cell>
          <table:table-cell office:value-type="float" office:value="4" table:style-name="ce3">
            <text:p>4</text:p>
          </table:table-cell>
          <table:table-cell office:value-type="float" office:value="70885" table:style-name="ce3">
            <text:p>70885</text:p>
          </table:table-cell>
          <table:table-cell office:value-type="float" office:value="14354.271922845201" table:style-name="ce3">
            <text:p>14354.27192</text:p>
          </table:table-cell>
          <table:table-cell office:value-type="float" office:value="0" table:style-name="ce3">
            <text:p>0</text:p>
          </table:table-cell>
          <table:table-cell office:value-type="float" office:value="1.10415899889584" table:style-name="ce3">
            <text:p>1.104158999</text:p>
          </table:table-cell>
          <table:table-cell office:value-type="float" office:value="15.7128753493628" table:style-name="ce3">
            <text:p>15.71287535</text:p>
          </table:table-cell>
          <table:table-cell office:value-type="float" office:value="14572.1625" table:style-name="ce3">
            <text:p>14572.162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6_UpdateRoles:/;jsessionid=18gm35ru9lkeg4xl9oyg8vli</text:p>
          </table:table-cell>
          <table:table-cell office:value-type="float" office:value="30" table:style-name="ce3">
            <text:p>30</text:p>
          </table:table-cell>
          <table:table-cell office:value-type="float" office:value="3505" table:style-name="ce3">
            <text:p>3505</text:p>
          </table:table-cell>
          <table:table-cell office:value-type="float" office:value="4" table:style-name="ce3">
            <text:p>4</text:p>
          </table:table-cell>
          <table:table-cell office:value-type="float" office:value="8889" table:style-name="ce3">
            <text:p>8889</text:p>
          </table:table-cell>
          <table:table-cell office:value-type="float" office:value="2736.16655783638" table:style-name="ce3">
            <text:p>2736.166558</text:p>
          </table:table-cell>
          <table:table-cell office:value-type="float" office:value="0" table:style-name="ce3">
            <text:p>0</text:p>
          </table:table-cell>
          <table:table-cell office:value-type="float" office:value="0.581496772692911" table:style-name="ce3">
            <text:p>0.581496773</text:p>
          </table:table-cell>
          <table:table-cell office:value-type="float" office:value="8.2090611128879001" table:style-name="ce3">
            <text:p>8.209061113</text:p>
          </table:table-cell>
          <table:table-cell office:value-type="float" office:value="14455.9333333333" table:style-name="ce3">
            <text:p>14455.9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plan?wicket:interface=:3:indicator:big-form:sg-editor:mo:aspect:name::IBehaviorListener:0:-1&amp;random=0.34656063287857475</text:p>
          </table:table-cell>
          <table:table-cell office:value-type="float" office:value="30" table:style-name="ce3">
            <text:p>30</text:p>
          </table:table-cell>
          <table:table-cell office:value-type="float" office:value="4058" table:style-name="ce3">
            <text:p>4058</text:p>
          </table:table-cell>
          <table:table-cell office:value-type="float" office:value="5" table:style-name="ce3">
            <text:p>5</text:p>
          </table:table-cell>
          <table:table-cell office:value-type="float" office:value="40646" table:style-name="ce3">
            <text:p>40646</text:p>
          </table:table-cell>
          <table:table-cell office:value-type="float" office:value="11341.349272855001" table:style-name="ce3">
            <text:p>11341.34927</text:p>
          </table:table-cell>
          <table:table-cell office:value-type="float" office:value="0" table:style-name="ce3">
            <text:p>0</text:p>
          </table:table-cell>
          <table:table-cell office:value-type="float" office:value="0.15159018099867599" table:style-name="ce3">
            <text:p>0.151590181</text:p>
          </table:table-cell>
          <table:table-cell office:value-type="float" office:value="0.27141156039352798" table:style-name="ce3">
            <text:p>0.27141156</text:p>
          </table:table-cell>
          <table:table-cell office:value-type="float" office:value="1833.4" table:style-name="ce3">
            <text:p>1833.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login.do</text:p>
          </table:table-cell>
          <table:table-cell office:value-type="float" office:value="30" table:style-name="ce3">
            <text:p>30</text:p>
          </table:table-cell>
          <table:table-cell office:value-type="float" office:value="19992" table:style-name="ce3">
            <text:p>19992</text:p>
          </table:table-cell>
          <table:table-cell office:value-type="float" office:value="702" table:style-name="ce3">
            <text:p>702</text:p>
          </table:table-cell>
          <table:table-cell office:value-type="float" office:value="31553" table:style-name="ce3">
            <text:p>31553</text:p>
          </table:table-cell>
          <table:table-cell office:value-type="float" office:value="10066.265735062199" table:style-name="ce3">
            <text:p>10066.26574</text:p>
          </table:table-cell>
          <table:table-cell office:value-type="float" office:value="0" table:style-name="ce3">
            <text:p>0</text:p>
          </table:table-cell>
          <table:table-cell office:value-type="float" office:value="0.71016002272512002" table:style-name="ce3">
            <text:p>0.710160023</text:p>
          </table:table-cell>
          <table:table-cell office:value-type="float" office:value="15.6209776092462" table:style-name="ce3">
            <text:p>15.62097761</text:p>
          </table:table-cell>
          <table:table-cell office:value-type="float" office:value="22524.333333333299" table:style-name="ce3">
            <text:p>22524.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0_AddFlow:/plan?wicket:interface=:1:indicator:big-form:segment:receives:flows-div:flows:0:flow:name::IBehaviorListener:0:-1&amp;random=0.9942259558057822</text:p>
          </table:table-cell>
          <table:table-cell office:value-type="float" office:value="30" table:style-name="ce3">
            <text:p>30</text:p>
          </table:table-cell>
          <table:table-cell office:value-type="float" office:value="444" table:style-name="ce3">
            <text:p>444</text:p>
          </table:table-cell>
          <table:table-cell office:value-type="float" office:value="13" table:style-name="ce3">
            <text:p>13</text:p>
          </table:table-cell>
          <table:table-cell office:value-type="float" office:value="6936" table:style-name="ce3">
            <text:p>6936</text:p>
          </table:table-cell>
          <table:table-cell office:value-type="float" office:value="1239.85018808277" table:style-name="ce3">
            <text:p>1239.850188</text:p>
          </table:table-cell>
          <table:table-cell office:value-type="float" office:value="0" table:style-name="ce3">
            <text:p>0</text:p>
          </table:table-cell>
          <table:table-cell office:value-type="float" office:value="0.18172676774713301" table:style-name="ce3">
            <text:p>0.181726768</text:p>
          </table:table-cell>
          <table:table-cell office:value-type="float" office:value="1.3026117922499501E-2" table:style-name="ce3">
            <text:p>0.013026118</text:p>
          </table:table-cell>
          <table:table-cell office:value-type="float" office:value="73.400000000000006" table:style-name="ce3">
            <text:p>73.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plan?wicket:interface=:3:indicator:big-form:sg-editor:mo:aspect:name::IBehaviorListener:0:-1&amp;random=0.4138994495518806</text:p>
          </table:table-cell>
          <table:table-cell office:value-type="float" office:value="30" table:style-name="ce3">
            <text:p>30</text:p>
          </table:table-cell>
          <table:table-cell office:value-type="float" office:value="783" table:style-name="ce3">
            <text:p>783</text:p>
          </table:table-cell>
          <table:table-cell office:value-type="float" office:value="5" table:style-name="ce3">
            <text:p>5</text:p>
          </table:table-cell>
          <table:table-cell office:value-type="float" office:value="7111" table:style-name="ce3">
            <text:p>7111</text:p>
          </table:table-cell>
          <table:table-cell office:value-type="float" office:value="1722.61161676746" table:style-name="ce3">
            <text:p>1722.611617</text:p>
          </table:table-cell>
          <table:table-cell office:value-type="float" office:value="0" table:style-name="ce3">
            <text:p>0</text:p>
          </table:table-cell>
          <table:table-cell office:value-type="float" office:value="0.176777348929023" table:style-name="ce3">
            <text:p>0.176777349</text:p>
          </table:table-cell>
          <table:table-cell office:value-type="float" office:value="0.203869398367755" table:style-name="ce3">
            <text:p>0.203869398</text:p>
          </table:table-cell>
          <table:table-cell office:value-type="float" office:value="1180.93333333333" table:style-name="ce3">
            <text:p>1180.9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8_AddNewGoals:/plan?wicket:interface=:1:indicator:big-form:sg-editor:mo:aspect:goalsDiv:goal:0:organization:name::IBehaviorListener:0:-1&amp;random=0.047894925781012065</text:p>
          </table:table-cell>
          <table:table-cell office:value-type="float" office:value="30" table:style-name="ce1">
            <text:p>30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5333" table:style-name="ce1">
            <text:p>5333</text:p>
          </table:table-cell>
          <table:table-cell office:value-type="float" office:value="964.98393538729704" table:style-name="ce1">
            <text:p>964.9839354</text:p>
          </table:table-cell>
          <table:table-cell office:value-type="float" office:value="0" table:style-name="ce1">
            <text:p>0</text:p>
          </table:table-cell>
          <table:table-cell office:value-type="float" office:value="0.69754464285714202" table:style-name="ce1">
            <text:p>0.697544643</text:p>
          </table:table-cell>
          <table:table-cell office:value-type="float" office:value="5.0408499581473198E-2" table:style-name="ce1">
            <text:p>0.0504085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5_AddNewEvents:/plan?wicket:interface=:1:indicator:big-form:plan:mo:aspect:incidents:eventsDiv:event:1:name-container:name-input::IBehaviorListener:0:-1&amp;random=0.09016340483185992</text:p>
          </table:table-cell>
          <table:table-cell office:value-type="float" office:value="30" table:style-name="ce3">
            <text:p>30</text:p>
          </table:table-cell>
          <table:table-cell office:value-type="float" office:value="406" table:style-name="ce3">
            <text:p>406</text:p>
          </table:table-cell>
          <table:table-cell office:value-type="float" office:value="5" table:style-name="ce3">
            <text:p>5</text:p>
          </table:table-cell>
          <table:table-cell office:value-type="float" office:value="6934" table:style-name="ce3">
            <text:p>6934</text:p>
          </table:table-cell>
          <table:table-cell office:value-type="float" office:value="1286.75708490591" table:style-name="ce3">
            <text:p>1286.757085</text:p>
          </table:table-cell>
          <table:table-cell office:value-type="float" office:value="0" table:style-name="ce3">
            <text:p>0</text:p>
          </table:table-cell>
          <table:table-cell office:value-type="float" office:value="0.74567508450984199" table:style-name="ce3">
            <text:p>0.745675085</text:p>
          </table:table-cell>
          <table:table-cell office:value-type="float" office:value="5.3886676029031598E-2" table:style-name="ce3">
            <text:p>0.053886676</text:p>
          </table:table-cell>
          <table:table-cell office:value-type="float" office:value="74" table:style-name="ce3">
            <text:p>7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7_UpdatePlanSegment:/logout</text:p>
          </table:table-cell>
          <table:table-cell office:value-type="float" office:value="30" table:style-name="ce1">
            <text:p>30</text:p>
          </table:table-cell>
          <table:table-cell office:value-type="float" office:value="277" table:style-name="ce1">
            <text:p>277</text:p>
          </table:table-cell>
          <table:table-cell office:value-type="float" office:value="9" table:style-name="ce1">
            <text:p>9</text:p>
          </table:table-cell>
          <table:table-cell office:value-type="float" office:value="3135" table:style-name="ce1">
            <text:p>3135</text:p>
          </table:table-cell>
          <table:table-cell office:value-type="float" office:value="709.86800337965803" table:style-name="ce1">
            <text:p>709.8680034</text:p>
          </table:table-cell>
          <table:table-cell office:value-type="float" office:value="0" table:style-name="ce1">
            <text:p>0</text:p>
          </table:table-cell>
          <table:table-cell office:value-type="float" office:value="0.13660269107301401" table:style-name="ce1">
            <text:p>0.136602691</text:p>
          </table:table-cell>
          <table:table-cell office:value-type="float" office:value="0.196232967351956" table:style-name="ce1">
            <text:p>0.19623296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confirmed::IBehaviorListener:1:-1&amp;random=0.25871927449742615</text:p>
          </table:table-cell>
          <table:table-cell office:value-type="float" office:value="30" table:style-name="ce1">
            <text:p>30</text:p>
          </table:table-cell>
          <table:table-cell office:value-type="float" office:value="246" table:style-name="ce1">
            <text:p>246</text:p>
          </table:table-cell>
          <table:table-cell office:value-type="float" office:value="6" table:style-name="ce1">
            <text:p>6</text:p>
          </table:table-cell>
          <table:table-cell office:value-type="float" office:value="4539" table:style-name="ce1">
            <text:p>4539</text:p>
          </table:table-cell>
          <table:table-cell office:value-type="float" office:value="814.34022987937897" table:style-name="ce1">
            <text:p>814.3402299</text:p>
          </table:table-cell>
          <table:table-cell office:value-type="float" office:value="0" table:style-name="ce1">
            <text:p>0</text:p>
          </table:table-cell>
          <table:table-cell office:value-type="float" office:value="0.74740277535563904" table:style-name="ce1">
            <text:p>0.747402775</text:p>
          </table:table-cell>
          <table:table-cell office:value-type="float" office:value="5.4011528687809798E-2" table:style-name="ce1">
            <text:p>0.05401152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out</text:p>
          </table:table-cell>
          <table:table-cell office:value-type="float" office:value="30" table:style-name="ce1">
            <text:p>30</text:p>
          </table:table-cell>
          <table:table-cell office:value-type="float" office:value="229" table:style-name="ce1">
            <text:p>229</text:p>
          </table:table-cell>
          <table:table-cell office:value-type="float" office:value="9" table:style-name="ce1">
            <text:p>9</text:p>
          </table:table-cell>
          <table:table-cell office:value-type="float" office:value="2385" table:style-name="ce1">
            <text:p>2385</text:p>
          </table:table-cell>
          <table:table-cell office:value-type="float" office:value="461.43131907383798" table:style-name="ce1">
            <text:p>461.4313191</text:p>
          </table:table-cell>
          <table:table-cell office:value-type="float" office:value="0" table:style-name="ce1">
            <text:p>0</text:p>
          </table:table-cell>
          <table:table-cell office:value-type="float" office:value="0.161117078410311" table:style-name="ce1">
            <text:p>0.161117078</text:p>
          </table:table-cell>
          <table:table-cell office:value-type="float" office:value="0.23144845931793701" table:style-name="ce1">
            <text:p>0.23144845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</text:p>
          </table:table-cell>
          <table:table-cell office:value-type="float" office:value="30" table:style-name="ce1">
            <text:p>30</text:p>
          </table:table-cell>
          <table:table-cell office:value-type="float" office:value="190" table:style-name="ce1">
            <text:p>190</text:p>
          </table:table-cell>
          <table:table-cell office:value-type="float" office:value="6" table:style-name="ce1">
            <text:p>6</text:p>
          </table:table-cell>
          <table:table-cell office:value-type="float" office:value="2398" table:style-name="ce1">
            <text:p>2398</text:p>
          </table:table-cell>
          <table:table-cell office:value-type="float" office:value="469.849244143504" table:style-name="ce1">
            <text:p>469.8492441</text:p>
          </table:table-cell>
          <table:table-cell office:value-type="float" office:value="0" table:style-name="ce1">
            <text:p>0</text:p>
          </table:table-cell>
          <table:table-cell office:value-type="float" office:value="0.136705399863294" table:style-name="ce1">
            <text:p>0.1367054</text:p>
          </table:table-cell>
          <table:table-cell office:value-type="float" office:value="0.196380510936432" table:style-name="ce1">
            <text:p>0.19638051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4_UpdatePlanDetails:/;jsessionid=1vunvdm5lq1v614sgl9t7lzpr4</text:p>
          </table:table-cell>
          <table:table-cell office:value-type="float" office:value="30" table:style-name="ce3">
            <text:p>30</text:p>
          </table:table-cell>
          <table:table-cell office:value-type="float" office:value="1011" table:style-name="ce3">
            <text:p>1011</text:p>
          </table:table-cell>
          <table:table-cell office:value-type="float" office:value="6" table:style-name="ce3">
            <text:p>6</text:p>
          </table:table-cell>
          <table:table-cell office:value-type="float" office:value="14044" table:style-name="ce3">
            <text:p>14044</text:p>
          </table:table-cell>
          <table:table-cell office:value-type="float" office:value="2530.9373909021601" table:style-name="ce3">
            <text:p>2530.937391</text:p>
          </table:table-cell>
          <table:table-cell office:value-type="float" office:value="0" table:style-name="ce3">
            <text:p>0</text:p>
          </table:table-cell>
          <table:table-cell office:value-type="float" office:value="0.76689076919144095" table:style-name="ce3">
            <text:p>0.766890769</text:p>
          </table:table-cell>
          <table:table-cell office:value-type="float" office:value="0.975164522035328" table:style-name="ce3">
            <text:p>0.975164522</text:p>
          </table:table-cell>
          <table:table-cell office:value-type="float" office:value="1302.0999999999999" table:style-name="ce3">
            <text:p>1302.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2_UpdateAgent:/</text:p>
          </table:table-cell>
          <table:table-cell office:value-type="float" office:value="30" table:style-name="ce1">
            <text:p>30</text:p>
          </table:table-cell>
          <table:table-cell office:value-type="float" office:value="169" table:style-name="ce1">
            <text:p>169</text:p>
          </table:table-cell>
          <table:table-cell office:value-type="float" office:value="5" table:style-name="ce1">
            <text:p>5</text:p>
          </table:table-cell>
          <table:table-cell office:value-type="float" office:value="953" table:style-name="ce1">
            <text:p>953</text:p>
          </table:table-cell>
          <table:table-cell office:value-type="float" office:value="247.25601891337001" table:style-name="ce1">
            <text:p>247.2560189</text:p>
          </table:table-cell>
          <table:table-cell office:value-type="float" office:value="0" table:style-name="ce1">
            <text:p>0</text:p>
          </table:table-cell>
          <table:table-cell office:value-type="float" office:value="0.161235710485158" table:style-name="ce1">
            <text:p>0.16123571</text:p>
          </table:table-cell>
          <table:table-cell office:value-type="float" office:value="0.231618877073894" table:style-name="ce1">
            <text:p>0.23161887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segment.png</text:p>
          </table:table-cell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5" table:style-name="ce1">
            <text:p>15</text:p>
          </table:table-cell>
          <table:table-cell office:value-type="float" office:value="2315" table:style-name="ce1">
            <text:p>2315</text:p>
          </table:table-cell>
          <table:table-cell office:value-type="float" office:value="407.20217337337402" table:style-name="ce1">
            <text:p>407.2021734</text:p>
          </table:table-cell>
          <table:table-cell office:value-type="float" office:value="0" table:style-name="ce1">
            <text:p>0</text:p>
          </table:table-cell>
          <table:table-cell office:value-type="float" office:value="0.74314449206073896" table:style-name="ce1">
            <text:p>0.743144492</text:p>
          </table:table-cell>
          <table:table-cell office:value-type="float" office:value="1.06754448029428" table:style-name="ce1">
            <text:p>1.0675444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goalsDiv:goal:0:category::IBehaviorListener:0:-1&amp;random=0.7597529129175038</text:p>
          </table:table-cell>
          <table:table-cell office:value-type="float" office:value="30" table:style-name="ce1">
            <text:p>30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4226" table:style-name="ce1">
            <text:p>4226</text:p>
          </table:table-cell>
          <table:table-cell office:value-type="float" office:value="786.63153099501096" table:style-name="ce1">
            <text:p>786.631531</text:p>
          </table:table-cell>
          <table:table-cell office:value-type="float" office:value="0" table:style-name="ce1">
            <text:p>0</text:p>
          </table:table-cell>
          <table:table-cell office:value-type="float" office:value="0.14144538322269101" table:style-name="ce1">
            <text:p>0.141445383</text:p>
          </table:table-cell>
          <table:table-cell office:value-type="float" office:value="1.01755956029345E-2" table:style-name="ce1">
            <text:p>0.010175596</text:p>
          </table:table-cell>
          <table:table-cell office:value-type="float" office:value="73.6666666666666" table:style-name="ce1">
            <text:p>73.6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home</text:p>
          </table:table-cell>
          <table:table-cell office:value-type="float" office:value="30" table:style-name="ce1">
            <text:p>30</text:p>
          </table:table-cell>
          <table:table-cell office:value-type="float" office:value="1270" table:style-name="ce1">
            <text:p>1270</text:p>
          </table:table-cell>
          <table:table-cell office:value-type="float" office:value="5" table:style-name="ce1">
            <text:p>5</text:p>
          </table:table-cell>
          <table:table-cell office:value-type="float" office:value="7160" table:style-name="ce1">
            <text:p>7160</text:p>
          </table:table-cell>
          <table:table-cell office:value-type="float" office:value="1841.75611276001" table:style-name="ce1">
            <text:p>1841.756113</text:p>
          </table:table-cell>
          <table:table-cell office:value-type="float" office:value="0" table:style-name="ce1">
            <text:p>0</text:p>
          </table:table-cell>
          <table:table-cell office:value-type="float" office:value="0.65818341377797196" table:style-name="ce1">
            <text:p>0.658183414</text:p>
          </table:table-cell>
          <table:table-cell office:value-type="float" office:value="1.4501888849275999" table:style-name="ce1">
            <text:p>1.450188885</text:p>
          </table:table-cell>
          <table:table-cell office:value-type="float" office:value="2256.1999999999998" table:style-name="ce1">
            <text:p>2256.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phases:phasesDiv:phase:2:name-container:name-input::IBehaviorListener:0:-1&amp;random=0.46378963077786883</text:p>
          </table:table-cell>
          <table:table-cell office:value-type="float" office:value="30" table:style-name="ce1">
            <text:p>30</text:p>
          </table:table-cell>
          <table:table-cell office:value-type="float" office:value="336" table:style-name="ce1">
            <text:p>336</text:p>
          </table:table-cell>
          <table:table-cell office:value-type="float" office:value="15" table:style-name="ce1">
            <text:p>15</text:p>
          </table:table-cell>
          <table:table-cell office:value-type="float" office:value="2996" table:style-name="ce1">
            <text:p>2996</text:p>
          </table:table-cell>
          <table:table-cell office:value-type="float" office:value="667.43010370624802" table:style-name="ce1">
            <text:p>667.4301037</text:p>
          </table:table-cell>
          <table:table-cell office:value-type="float" office:value="0" table:style-name="ce1">
            <text:p>0</text:p>
          </table:table-cell>
          <table:table-cell office:value-type="float" office:value="0.14303423285973099" table:style-name="ce1">
            <text:p>0.143034233</text:p>
          </table:table-cell>
          <table:table-cell office:value-type="float" office:value="1.0401643105749901E-2" table:style-name="ce1">
            <text:p>0.010401643</text:p>
          </table:table-cell>
          <table:table-cell office:value-type="float" office:value="74.466666666666598" table:style-name="ce1">
            <text:p>74.466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4_UpdatePlanDetails:/plan</text:p>
          </table:table-cell>
          <table:table-cell office:value-type="float" office:value="150" table:style-name="ce3">
            <text:p>150</text:p>
          </table:table-cell>
          <table:table-cell office:value-type="float" office:value="1194" table:style-name="ce3">
            <text:p>1194</text:p>
          </table:table-cell>
          <table:table-cell office:value-type="float" office:value="5" table:style-name="ce3">
            <text:p>5</text:p>
          </table:table-cell>
          <table:table-cell office:value-type="float" office:value="59328" table:style-name="ce3">
            <text:p>59328</text:p>
          </table:table-cell>
          <table:table-cell office:value-type="float" office:value="5241.7491703777196" table:style-name="ce3">
            <text:p>5241.74917</text:p>
          </table:table-cell>
          <table:table-cell office:value-type="float" office:value="0" table:style-name="ce3">
            <text:p>0</text:p>
          </table:table-cell>
          <table:table-cell office:value-type="float" office:value="1.04507768410785" table:style-name="ce3">
            <text:p>1.045077684</text:p>
          </table:table-cell>
          <table:table-cell office:value-type="float" office:value="2.4324047019786801" table:style-name="ce3">
            <text:p>2.432404702</text:p>
          </table:table-cell>
          <table:table-cell office:value-type="float" office:value="2383.34666666666" table:style-name="ce3">
            <text:p>2383.34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4_UpdatePlanDetails:/plan?wicket:interface=:1:indicator:big-form:plan:mo:aspect:name::IBehaviorListener:0:-1&amp;random=0.005395617343375569</text:p>
          </table:table-cell>
          <table:table-cell office:value-type="float" office:value="30" table:style-name="ce1">
            <text:p>30</text:p>
          </table:table-cell>
          <table:table-cell office:value-type="float" office:value="719" table:style-name="ce1">
            <text:p>719</text:p>
          </table:table-cell>
          <table:table-cell office:value-type="float" office:value="7" table:style-name="ce1">
            <text:p>7</text:p>
          </table:table-cell>
          <table:table-cell office:value-type="float" office:value="4029" table:style-name="ce1">
            <text:p>4029</text:p>
          </table:table-cell>
          <table:table-cell office:value-type="float" office:value="1102.31440161144" table:style-name="ce1">
            <text:p>1102.314402</text:p>
          </table:table-cell>
          <table:table-cell office:value-type="float" office:value="0" table:style-name="ce1">
            <text:p>0</text:p>
          </table:table-cell>
          <table:table-cell office:value-type="float" office:value="0.23167096545013599" table:style-name="ce1">
            <text:p>0.231670965</text:p>
          </table:table-cell>
          <table:table-cell office:value-type="float" office:value="1.6183785542187201E-2" table:style-name="ce1">
            <text:p>0.016183786</text:p>
          </table:table-cell>
          <table:table-cell office:value-type="float" office:value="71.533333333333303" table:style-name="ce1">
            <text:p>71.5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out</text:p>
          </table:table-cell>
          <table:table-cell office:value-type="float" office:value="30" table:style-name="ce1">
            <text:p>30</text:p>
          </table:table-cell>
          <table:table-cell office:value-type="float" office:value="296" table:style-name="ce1">
            <text:p>296</text:p>
          </table:table-cell>
          <table:table-cell office:value-type="float" office:value="12" table:style-name="ce1">
            <text:p>12</text:p>
          </table:table-cell>
          <table:table-cell office:value-type="float" office:value="5135" table:style-name="ce1">
            <text:p>5135</text:p>
          </table:table-cell>
          <table:table-cell office:value-type="float" office:value="909.82724184319704" table:style-name="ce1">
            <text:p>909.8272418</text:p>
          </table:table-cell>
          <table:table-cell office:value-type="float" office:value="0" table:style-name="ce1">
            <text:p>0</text:p>
          </table:table-cell>
          <table:table-cell office:value-type="float" office:value="0.74460163812360303" table:style-name="ce1">
            <text:p>0.744601638</text:p>
          </table:table-cell>
          <table:table-cell office:value-type="float" office:value="1.0696377047654499" table:style-name="ce1">
            <text:p>1.06963770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goalsDiv:goal:0:organization:name::IBehaviorListener:0:-1&amp;random=0.9689886339409747</text:p>
          </table:table-cell>
          <table:table-cell office:value-type="float" office:value="30" table:style-name="ce1">
            <text:p>30</text:p>
          </table:table-cell>
          <table:table-cell office:value-type="float" office:value="371" table:style-name="ce1">
            <text:p>371</text:p>
          </table:table-cell>
          <table:table-cell office:value-type="float" office:value="6" table:style-name="ce1">
            <text:p>6</text:p>
          </table:table-cell>
          <table:table-cell office:value-type="float" office:value="4672" table:style-name="ce1">
            <text:p>4672</text:p>
          </table:table-cell>
          <table:table-cell office:value-type="float" office:value="1011.59519187381" table:style-name="ce1">
            <text:p>1011.595192</text:p>
          </table:table-cell>
          <table:table-cell office:value-type="float" office:value="0" table:style-name="ce1">
            <text:p>0</text:p>
          </table:table-cell>
          <table:table-cell office:value-type="float" office:value="0.13546953741668599" table:style-name="ce1">
            <text:p>0.135469537</text:p>
          </table:table-cell>
          <table:table-cell office:value-type="float" office:value="0.47528993303289202" table:style-name="ce1">
            <text:p>0.475289933</text:p>
          </table:table-cell>
          <table:table-cell office:value-type="float" office:value="3592.6666666666601" table:style-name="ce1">
            <text:p>3592.6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4_UpdatePlanDetails:/logout</text:p>
          </table:table-cell>
          <table:table-cell office:value-type="float" office:value="30" table:style-name="ce3">
            <text:p>30</text:p>
          </table:table-cell>
          <table:table-cell office:value-type="float" office:value="1087" table:style-name="ce3">
            <text:p>1087</text:p>
          </table:table-cell>
          <table:table-cell office:value-type="float" office:value="9" table:style-name="ce3">
            <text:p>9</text:p>
          </table:table-cell>
          <table:table-cell office:value-type="float" office:value="7832" table:style-name="ce3">
            <text:p>7832</text:p>
          </table:table-cell>
          <table:table-cell office:value-type="float" office:value="2073.8863220212102" table:style-name="ce3">
            <text:p>2073.886322</text:p>
          </table:table-cell>
          <table:table-cell office:value-type="float" office:value="0" table:style-name="ce3">
            <text:p>0</text:p>
          </table:table-cell>
          <table:table-cell office:value-type="float" office:value="0.209012624362511" table:style-name="ce3">
            <text:p>0.209012624</text:p>
          </table:table-cell>
          <table:table-cell office:value-type="float" office:value="0.30025153363013102" table:style-name="ce3">
            <text:p>0.300251534</text:p>
          </table:table-cell>
          <table:table-cell office:value-type="float" office:value="1471" table:style-name="ce3">
            <text:p>147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plan:mo:aspect:tabs:panel:newInvolvedContainer:newInvolved::IBehaviorListener:0:-1&amp;random=0.822921901842721</text:p>
          </table:table-cell>
          <table:table-cell office:value-type="float" office:value="30" table:style-name="ce1">
            <text:p>30</text:p>
          </table:table-cell>
          <table:table-cell office:value-type="float" office:value="344" table:style-name="ce1">
            <text:p>344</text:p>
          </table:table-cell>
          <table:table-cell office:value-type="float" office:value="10" table:style-name="ce1">
            <text:p>10</text:p>
          </table:table-cell>
          <table:table-cell office:value-type="float" office:value="2740" table:style-name="ce1">
            <text:p>2740</text:p>
          </table:table-cell>
          <table:table-cell office:value-type="float" office:value="695.65822068024102" table:style-name="ce1">
            <text:p>695.6582207</text:p>
          </table:table-cell>
          <table:table-cell office:value-type="float" office:value="0" table:style-name="ce1">
            <text:p>0</text:p>
          </table:table-cell>
          <table:table-cell office:value-type="float" office:value="0.13889210398388799" table:style-name="ce1">
            <text:p>0.138892104</text:p>
          </table:table-cell>
          <table:table-cell office:value-type="float" office:value="5.3807126611727103E-2" table:style-name="ce1">
            <text:p>0.053807127</text:p>
          </table:table-cell>
          <table:table-cell office:value-type="float" office:value="396.7" table:style-name="ce1">
            <text:p>396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</text:p>
          </table:table-cell>
          <table:table-cell office:value-type="float" office:value="30" table:style-name="ce1">
            <text:p>30</text:p>
          </table:table-cell>
          <table:table-cell office:value-type="float" office:value="482" table:style-name="ce1">
            <text:p>482</text:p>
          </table:table-cell>
          <table:table-cell office:value-type="float" office:value="5" table:style-name="ce1">
            <text:p>5</text:p>
          </table:table-cell>
          <table:table-cell office:value-type="float" office:value="4925" table:style-name="ce1">
            <text:p>4925</text:p>
          </table:table-cell>
          <table:table-cell office:value-type="float" office:value="1037.07615760206" table:style-name="ce1">
            <text:p>1037.076158</text:p>
          </table:table-cell>
          <table:table-cell office:value-type="float" office:value="0" table:style-name="ce1">
            <text:p>0</text:p>
          </table:table-cell>
          <table:table-cell office:value-type="float" office:value="0.208605679637304" table:style-name="ce1">
            <text:p>0.20860568</text:p>
          </table:table-cell>
          <table:table-cell office:value-type="float" office:value="0.29966694799460403" table:style-name="ce1">
            <text:p>0.29966694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plan?wicket:interface=:1:indicator:big-form:plan:mo:aspect:tabs:panel:newInvolvedContainer:newInvolved::IBehaviorListener:0:-1&amp;random=0.12481855407133524</text:p>
          </table:table-cell>
          <table:table-cell office:value-type="float" office:value="30" table:style-name="ce1">
            <text:p>30</text:p>
          </table:table-cell>
          <table:table-cell office:value-type="float" office:value="284" table:style-name="ce1">
            <text:p>284</text:p>
          </table:table-cell>
          <table:table-cell office:value-type="float" office:value="7" table:style-name="ce1">
            <text:p>7</text:p>
          </table:table-cell>
          <table:table-cell office:value-type="float" office:value="4184" table:style-name="ce1">
            <text:p>4184</text:p>
          </table:table-cell>
          <table:table-cell office:value-type="float" office:value="855.03439112119895" table:style-name="ce1">
            <text:p>855.0343911</text:p>
          </table:table-cell>
          <table:table-cell office:value-type="float" office:value="0" table:style-name="ce1">
            <text:p>0</text:p>
          </table:table-cell>
          <table:table-cell office:value-type="float" office:value="0.181498085195201" table:style-name="ce1">
            <text:p>0.181498085</text:p>
          </table:table-cell>
          <table:table-cell office:value-type="float" office:value="7.0235977760434595E-2" table:style-name="ce1">
            <text:p>0.070235978</text:p>
          </table:table-cell>
          <table:table-cell office:value-type="float" office:value="396.26666666666603" table:style-name="ce1">
            <text:p>396.2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out</text:p>
          </table:table-cell>
          <table:table-cell office:value-type="float" office:value="30" table:style-name="ce1">
            <text:p>30</text:p>
          </table:table-cell>
          <table:table-cell office:value-type="float" office:value="251" table:style-name="ce1">
            <text:p>251</text:p>
          </table:table-cell>
          <table:table-cell office:value-type="float" office:value="13" table:style-name="ce1">
            <text:p>13</text:p>
          </table:table-cell>
          <table:table-cell office:value-type="float" office:value="3189" table:style-name="ce1">
            <text:p>3189</text:p>
          </table:table-cell>
          <table:table-cell office:value-type="float" office:value="590.54241074531501" table:style-name="ce1">
            <text:p>590.5424107</text:p>
          </table:table-cell>
          <table:table-cell office:value-type="float" office:value="0" table:style-name="ce1">
            <text:p>0</text:p>
          </table:table-cell>
          <table:table-cell office:value-type="float" office:value="0.17789795773144501" table:style-name="ce1">
            <text:p>0.177897958</text:p>
          </table:table-cell>
          <table:table-cell office:value-type="float" office:value="0.25555458576460499" table:style-name="ce1">
            <text:p>0.25555458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8_AddNewGoals:/plan?wicket:interface=:1:indicator:big-form:sg-editor:mo:aspect:goalsDiv:goal:0:endsWithSegment::IBehaviorListener:0:-1&amp;random=0.14848660448390094</text:p>
          </table:table-cell>
          <table:table-cell office:value-type="float" office:value="30" table:style-name="ce3">
            <text:p>30</text:p>
          </table:table-cell>
          <table:table-cell office:value-type="float" office:value="470" table:style-name="ce3">
            <text:p>470</text:p>
          </table:table-cell>
          <table:table-cell office:value-type="float" office:value="7" table:style-name="ce3">
            <text:p>7</text:p>
          </table:table-cell>
          <table:table-cell office:value-type="float" office:value="3530" table:style-name="ce3">
            <text:p>3530</text:p>
          </table:table-cell>
          <table:table-cell office:value-type="float" office:value="869.33737537403795" table:style-name="ce3">
            <text:p>869.3373754</text:p>
          </table:table-cell>
          <table:table-cell office:value-type="float" office:value="0" table:style-name="ce3">
            <text:p>0</text:p>
          </table:table-cell>
          <table:table-cell office:value-type="float" office:value="0.72065146892790999" table:style-name="ce3">
            <text:p>0.720651469</text:p>
          </table:table-cell>
          <table:table-cell office:value-type="float" office:value="5.2078328809243499E-2" table:style-name="ce3">
            <text:p>0.052078329</text:p>
          </table:table-cell>
          <table:table-cell office:value-type="float" office:value="74" table:style-name="ce3">
            <text:p>7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login.do</text:p>
          </table:table-cell>
          <table:table-cell office:value-type="float" office:value="30" table:style-name="ce3">
            <text:p>30</text:p>
          </table:table-cell>
          <table:table-cell office:value-type="float" office:value="19088" table:style-name="ce3">
            <text:p>19088</text:p>
          </table:table-cell>
          <table:table-cell office:value-type="float" office:value="2412" table:style-name="ce3">
            <text:p>2412</text:p>
          </table:table-cell>
          <table:table-cell office:value-type="float" office:value="33191" table:style-name="ce3">
            <text:p>33191</text:p>
          </table:table-cell>
          <table:table-cell office:value-type="float" office:value="8765.2434025910898" table:style-name="ce3">
            <text:p>8765.243403</text:p>
          </table:table-cell>
          <table:table-cell office:value-type="float" office:value="0" table:style-name="ce3">
            <text:p>0</text:p>
          </table:table-cell>
          <table:table-cell office:value-type="float" office:value="0.70377929481314605" table:style-name="ce3">
            <text:p>0.703779295</text:p>
          </table:table-cell>
          <table:table-cell office:value-type="float" office:value="16.032605508245901" table:style-name="ce3">
            <text:p>16.03260551</text:p>
          </table:table-cell>
          <table:table-cell office:value-type="float" office:value="23327.466666666602" table:style-name="ce3">
            <text:p>23327.4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plan?wicket:interface=:3:indicator:big-form:segment:part:task::IBehaviorListener:0:-1&amp;random=0.5962860213474035</text:p>
          </table:table-cell>
          <table:table-cell office:value-type="float" office:value="30" table:style-name="ce3">
            <text:p>30</text:p>
          </table:table-cell>
          <table:table-cell office:value-type="float" office:value="713" table:style-name="ce3">
            <text:p>713</text:p>
          </table:table-cell>
          <table:table-cell office:value-type="float" office:value="10" table:style-name="ce3">
            <text:p>10</text:p>
          </table:table-cell>
          <table:table-cell office:value-type="float" office:value="12051" table:style-name="ce3">
            <text:p>12051</text:p>
          </table:table-cell>
          <table:table-cell office:value-type="float" office:value="2271.8331680238598" table:style-name="ce3">
            <text:p>2271.833168</text:p>
          </table:table-cell>
          <table:table-cell office:value-type="float" office:value="0" table:style-name="ce3">
            <text:p>0</text:p>
          </table:table-cell>
          <table:table-cell office:value-type="float" office:value="0.13216499477948199" table:style-name="ce3">
            <text:p>0.132164995</text:p>
          </table:table-cell>
          <table:table-cell office:value-type="float" office:value="0.27351098236037802" table:style-name="ce3">
            <text:p>0.273510982</text:p>
          </table:table-cell>
          <table:table-cell office:value-type="float" office:value="2119.13333333333" table:style-name="ce3">
            <text:p>2119.1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segment:part:task::IBehaviorListener:0:-1&amp;random=0.6748635462921264</text:p>
          </table:table-cell>
          <table:table-cell office:value-type="float" office:value="30" table:style-name="ce1">
            <text:p>30</text:p>
          </table:table-cell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office:value-type="float" office:value="1387" table:style-name="ce1">
            <text:p>1387</text:p>
          </table:table-cell>
          <table:table-cell office:value-type="float" office:value="248.28699567682199" table:style-name="ce1">
            <text:p>248.2869957</text:p>
          </table:table-cell>
          <table:table-cell office:value-type="float" office:value="0" table:style-name="ce1">
            <text:p>0</text:p>
          </table:table-cell>
          <table:table-cell office:value-type="float" office:value="0.13197138860294999" table:style-name="ce1">
            <text:p>0.131971389</text:p>
          </table:table-cell>
          <table:table-cell office:value-type="float" office:value="0.14132365790596599" table:style-name="ce1">
            <text:p>0.141323658</text:p>
          </table:table-cell>
          <table:table-cell office:value-type="float" office:value="1096.56666666666" table:style-name="ce1">
            <text:p>1096.5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out</text:p>
          </table:table-cell>
          <table:table-cell office:value-type="float" office:value="30" table:style-name="ce1">
            <text:p>30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1092" table:style-name="ce1">
            <text:p>1092</text:p>
          </table:table-cell>
          <table:table-cell office:value-type="float" office:value="204.07853608081501" table:style-name="ce1">
            <text:p>204.0785361</text:p>
          </table:table-cell>
          <table:table-cell office:value-type="float" office:value="0" table:style-name="ce1">
            <text:p>0</text:p>
          </table:table-cell>
          <table:table-cell office:value-type="float" office:value="0.72136193132634396" table:style-name="ce1">
            <text:p>0.721361931</text:p>
          </table:table-cell>
          <table:table-cell office:value-type="float" office:value="1.03625332127055" table:style-name="ce1">
            <text:p>1.03625332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plan:mo:aspect:tabs:panel:newInvolvedContainer:newInvolved::IBehaviorListener:0:-1&amp;random=0.14536738289529483</text:p>
          </table:table-cell>
          <table:table-cell office:value-type="float" office:value="30" table:style-name="ce1">
            <text:p>30</text:p>
          </table:table-cell>
          <table:table-cell office:value-type="float" office:value="138" table:style-name="ce1">
            <text:p>138</text:p>
          </table:table-cell>
          <table:table-cell office:value-type="float" office:value="5" table:style-name="ce1">
            <text:p>5</text:p>
          </table:table-cell>
          <table:table-cell office:value-type="float" office:value="1218" table:style-name="ce1">
            <text:p>1218</text:p>
          </table:table-cell>
          <table:table-cell office:value-type="float" office:value="242.10245764964799" table:style-name="ce1">
            <text:p>242.1024576</text:p>
          </table:table-cell>
          <table:table-cell office:value-type="float" office:value="0" table:style-name="ce1">
            <text:p>0</text:p>
          </table:table-cell>
          <table:table-cell office:value-type="float" office:value="0.13646536509033999" table:style-name="ce1">
            <text:p>0.136465365</text:p>
          </table:table-cell>
          <table:table-cell office:value-type="float" office:value="6.2675450392565293E-2" table:style-name="ce1">
            <text:p>0.06267545</text:p>
          </table:table-cell>
          <table:table-cell office:value-type="float" office:value="470.3" table:style-name="ce1">
            <text:p>470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</text:p>
          </table:table-cell>
          <table:table-cell office:value-type="float" office:value="30" table:style-name="ce1">
            <text:p>30</text:p>
          </table:table-cell>
          <table:table-cell office:value-type="float" office:value="201" table:style-name="ce1">
            <text:p>201</text:p>
          </table:table-cell>
          <table:table-cell office:value-type="float" office:value="5" table:style-name="ce1">
            <text:p>5</text:p>
          </table:table-cell>
          <table:table-cell office:value-type="float" office:value="3202" table:style-name="ce1">
            <text:p>3202</text:p>
          </table:table-cell>
          <table:table-cell office:value-type="float" office:value="564.01852707946398" table:style-name="ce1">
            <text:p>564.0185271</text:p>
          </table:table-cell>
          <table:table-cell office:value-type="float" office:value="0" table:style-name="ce1">
            <text:p>0</text:p>
          </table:table-cell>
          <table:table-cell office:value-type="float" office:value="0.71999424004607904" table:style-name="ce1">
            <text:p>0.71999424</text:p>
          </table:table-cell>
          <table:table-cell office:value-type="float" office:value="1.03428860069119" table:style-name="ce1">
            <text:p>1.03428860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out</text:p>
          </table:table-cell>
          <table:table-cell office:value-type="float" office:value="30" table:style-name="ce1">
            <text:p>30</text:p>
          </table:table-cell>
          <table:table-cell office:value-type="float" office:value="226" table:style-name="ce1">
            <text:p>226</text:p>
          </table:table-cell>
          <table:table-cell office:value-type="float" office:value="10" table:style-name="ce1">
            <text:p>10</text:p>
          </table:table-cell>
          <table:table-cell office:value-type="float" office:value="2224" table:style-name="ce1">
            <text:p>2224</text:p>
          </table:table-cell>
          <table:table-cell office:value-type="float" office:value="525.00525288377401" table:style-name="ce1">
            <text:p>525.0052529</text:p>
          </table:table-cell>
          <table:table-cell office:value-type="float" office:value="0" table:style-name="ce1">
            <text:p>0</text:p>
          </table:table-cell>
          <table:table-cell office:value-type="float" office:value="0.131623976623581" table:style-name="ce1">
            <text:p>0.131623977</text:p>
          </table:table-cell>
          <table:table-cell office:value-type="float" office:value="0.18908092735672699" table:style-name="ce1">
            <text:p>0.18908092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4_UpdateTransmissionMedia:/login.do</text:p>
          </table:table-cell>
          <table:table-cell office:value-type="float" office:value="30" table:style-name="ce3">
            <text:p>30</text:p>
          </table:table-cell>
          <table:table-cell office:value-type="float" office:value="21891" table:style-name="ce3">
            <text:p>21891</text:p>
          </table:table-cell>
          <table:table-cell office:value-type="float" office:value="2596" table:style-name="ce3">
            <text:p>2596</text:p>
          </table:table-cell>
          <table:table-cell office:value-type="float" office:value="31873" table:style-name="ce3">
            <text:p>31873</text:p>
          </table:table-cell>
          <table:table-cell office:value-type="float" office:value="7595.2046476707901" table:style-name="ce3">
            <text:p>7595.204648</text:p>
          </table:table-cell>
          <table:table-cell office:value-type="float" office:value="0" table:style-name="ce3">
            <text:p>0</text:p>
          </table:table-cell>
          <table:table-cell office:value-type="float" office:value="0.72259556326324104" table:style-name="ce3">
            <text:p>0.722595563</text:p>
          </table:table-cell>
          <table:table-cell office:value-type="float" office:value="17.6318021834429" table:style-name="ce3">
            <text:p>17.63180218</text:p>
          </table:table-cell>
          <table:table-cell office:value-type="float" office:value="24986.266666666601" table:style-name="ce3">
            <text:p>24986.2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segment:part:actor:name::IBehaviorListener:0:-1&amp;random=0.5394079998653609</text:p>
          </table:table-cell>
          <table:table-cell office:value-type="float" office:value="30" table:style-name="ce1">
            <text:p>30</text:p>
          </table:table-cell>
          <table:table-cell office:value-type="float" office:value="175" table:style-name="ce1">
            <text:p>175</text:p>
          </table:table-cell>
          <table:table-cell office:value-type="float" office:value="6" table:style-name="ce1">
            <text:p>6</text:p>
          </table:table-cell>
          <table:table-cell office:value-type="float" office:value="1732" table:style-name="ce1">
            <text:p>1732</text:p>
          </table:table-cell>
          <table:table-cell office:value-type="float" office:value="345.669021207024" table:style-name="ce1">
            <text:p>345.6690212</text:p>
          </table:table-cell>
          <table:table-cell office:value-type="float" office:value="0" table:style-name="ce1">
            <text:p>0</text:p>
          </table:table-cell>
          <table:table-cell office:value-type="float" office:value="0.131635527551315" table:style-name="ce1">
            <text:p>0.131635528</text:p>
          </table:table-cell>
          <table:table-cell office:value-type="float" office:value="0.146885880499074" table:style-name="ce1">
            <text:p>0.14688588</text:p>
          </table:table-cell>
          <table:table-cell office:value-type="float" office:value="1142.63333333333" table:style-name="ce1">
            <text:p>1142.6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segment:part:organization:name::IBehaviorListener:0:-1&amp;random=0.09072531443656007</text:p>
          </table:table-cell>
          <table:table-cell office:value-type="float" office:value="30" table:style-name="ce1">
            <text:p>30</text:p>
          </table:table-cell>
          <table:table-cell office:value-type="float" office:value="273" table:style-name="ce1">
            <text:p>273</text:p>
          </table:table-cell>
          <table:table-cell office:value-type="float" office:value="11" table:style-name="ce1">
            <text:p>11</text:p>
          </table:table-cell>
          <table:table-cell office:value-type="float" office:value="3829" table:style-name="ce1">
            <text:p>3829</text:p>
          </table:table-cell>
          <table:table-cell office:value-type="float" office:value="817.30143290111903" table:style-name="ce1">
            <text:p>817.3014329</text:p>
          </table:table-cell>
          <table:table-cell office:value-type="float" office:value="0" table:style-name="ce1">
            <text:p>0</text:p>
          </table:table-cell>
          <table:table-cell office:value-type="float" office:value="0.13170025023047499" table:style-name="ce1">
            <text:p>0.13170025</text:p>
          </table:table-cell>
          <table:table-cell office:value-type="float" office:value="0.150006242043109" table:style-name="ce1">
            <text:p>0.150006242</text:p>
          </table:table-cell>
          <table:table-cell office:value-type="float" office:value="1166.3333333333301" table:style-name="ce1">
            <text:p>1166.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event::IBehaviorListener:0:-1&amp;random=0.9994412394033615</text:p>
          </table:table-cell>
          <table:table-cell office:value-type="float" office:value="30" table:style-name="ce1">
            <text:p>30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1133" table:style-name="ce1">
            <text:p>1133</text:p>
          </table:table-cell>
          <table:table-cell office:value-type="float" office:value="205.86183068585899" table:style-name="ce1">
            <text:p>205.8618307</text:p>
          </table:table-cell>
          <table:table-cell office:value-type="float" office:value="0" table:style-name="ce1">
            <text:p>0</text:p>
          </table:table-cell>
          <table:table-cell office:value-type="float" office:value="0.135676005698392" table:style-name="ce1">
            <text:p>0.135676006</text:p>
          </table:table-cell>
          <table:table-cell office:value-type="float" office:value="9.71638061642131E-3" table:style-name="ce1">
            <text:p>0.009716381</text:p>
          </table:table-cell>
          <table:table-cell office:value-type="float" office:value="73.3333333333333" table:style-name="ce1">
            <text:p>73.3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logout</text:p>
          </table:table-cell>
          <table:table-cell office:value-type="float" office:value="30" table:style-name="ce1">
            <text:p>30</text:p>
          </table:table-cell>
          <table:table-cell office:value-type="float" office:value="444" table:style-name="ce1">
            <text:p>444</text:p>
          </table:table-cell>
          <table:table-cell office:value-type="float" office:value="7" table:style-name="ce1">
            <text:p>7</text:p>
          </table:table-cell>
          <table:table-cell office:value-type="float" office:value="4375" table:style-name="ce1">
            <text:p>4375</text:p>
          </table:table-cell>
          <table:table-cell office:value-type="float" office:value="1026.0898428283699" table:style-name="ce1">
            <text:p>1026.089843</text:p>
          </table:table-cell>
          <table:table-cell office:value-type="float" office:value="0" table:style-name="ce1">
            <text:p>0</text:p>
          </table:table-cell>
          <table:table-cell office:value-type="float" office:value="0.131291603026709" table:style-name="ce1">
            <text:p>0.131291603</text:p>
          </table:table-cell>
          <table:table-cell office:value-type="float" office:value="0.188603464894813" table:style-name="ce1">
            <text:p>0.18860346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level::IBehaviorListener:0:-1&amp;random=0.6389264980464004</text:p>
          </table:table-cell>
          <table:table-cell office:value-type="float" office:value="30" table:style-name="ce1">
            <text:p>30</text:p>
          </table:table-cell>
          <table:table-cell office:value-type="float" office:value="131" table:style-name="ce1">
            <text:p>131</text:p>
          </table:table-cell>
          <table:table-cell office:value-type="float" office:value="11" table:style-name="ce1">
            <text:p>11</text:p>
          </table:table-cell>
          <table:table-cell office:value-type="float" office:value="528" table:style-name="ce1">
            <text:p>528</text:p>
          </table:table-cell>
          <table:table-cell office:value-type="float" office:value="128.78958291207601" table:style-name="ce1">
            <text:p>128.7895829</text:p>
          </table:table-cell>
          <table:table-cell office:value-type="float" office:value="0" table:style-name="ce1">
            <text:p>0</text:p>
          </table:table-cell>
          <table:table-cell office:value-type="float" office:value="0.13539861351819699" table:style-name="ce1">
            <text:p>0.135398614</text:p>
          </table:table-cell>
          <table:table-cell office:value-type="float" office:value="0.42705657095112998" table:style-name="ce1">
            <text:p>0.427056571</text:p>
          </table:table-cell>
          <table:table-cell office:value-type="float" office:value="3229.7666666666601" table:style-name="ce1">
            <text:p>3229.7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</text:p>
          </table:table-cell>
          <table:table-cell office:value-type="float" office:value="30" table:style-name="ce1">
            <text:p>30</text:p>
          </table:table-cell>
          <table:table-cell office:value-type="float" office:value="264" table:style-name="ce1">
            <text:p>264</text:p>
          </table:table-cell>
          <table:table-cell office:value-type="float" office:value="5" table:style-name="ce1">
            <text:p>5</text:p>
          </table:table-cell>
          <table:table-cell office:value-type="float" office:value="4533" table:style-name="ce1">
            <text:p>4533</text:p>
          </table:table-cell>
          <table:table-cell office:value-type="float" office:value="819.19841850975797" table:style-name="ce1">
            <text:p>819.1984185</text:p>
          </table:table-cell>
          <table:table-cell office:value-type="float" office:value="0" table:style-name="ce1">
            <text:p>0</text:p>
          </table:table-cell>
          <table:table-cell office:value-type="float" office:value="0.13131631473894301" table:style-name="ce1">
            <text:p>0.131316315</text:p>
          </table:table-cell>
          <table:table-cell office:value-type="float" office:value="0.188638963848618" table:style-name="ce1">
            <text:p>0.18863896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home</text:p>
          </table:table-cell>
          <table:table-cell office:value-type="float" office:value="30" table:style-name="ce1">
            <text:p>30</text:p>
          </table:table-cell>
          <table:table-cell office:value-type="float" office:value="2934" table:style-name="ce1">
            <text:p>2934</text:p>
          </table:table-cell>
          <table:table-cell office:value-type="float" office:value="38" table:style-name="ce1">
            <text:p>38</text:p>
          </table:table-cell>
          <table:table-cell office:value-type="float" office:value="7387" table:style-name="ce1">
            <text:p>7387</text:p>
          </table:table-cell>
          <table:table-cell office:value-type="float" office:value="2000.82758683056" table:style-name="ce1">
            <text:p>2000.827587</text:p>
          </table:table-cell>
          <table:table-cell office:value-type="float" office:value="0" table:style-name="ce1">
            <text:p>0</text:p>
          </table:table-cell>
          <table:table-cell office:value-type="float" office:value="0.57226789767849995" table:style-name="ce1">
            <text:p>0.572267898</text:p>
          </table:table-cell>
          <table:table-cell office:value-type="float" office:value="8.2819012527897993" table:style-name="ce1">
            <text:p>8.281901253</text:p>
          </table:table-cell>
          <table:table-cell office:value-type="float" office:value="14819.4" table:style-name="ce1">
            <text:p>14819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out</text:p>
          </table:table-cell>
          <table:table-cell office:value-type="float" office:value="30" table:style-name="ce1">
            <text:p>30</text:p>
          </table:table-cell>
          <table:table-cell office:value-type="float" office:value="539" table:style-name="ce1">
            <text:p>539</text:p>
          </table:table-cell>
          <table:table-cell office:value-type="float" office:value="8" table:style-name="ce1">
            <text:p>8</text:p>
          </table:table-cell>
          <table:table-cell office:value-type="float" office:value="3805" table:style-name="ce1">
            <text:p>3805</text:p>
          </table:table-cell>
          <table:table-cell office:value-type="float" office:value="1000.37716720578" table:style-name="ce1">
            <text:p>1000.377167</text:p>
          </table:table-cell>
          <table:table-cell office:value-type="float" office:value="0" table:style-name="ce1">
            <text:p>0</text:p>
          </table:table-cell>
          <table:table-cell office:value-type="float" office:value="0.13388195182034801" table:style-name="ce1">
            <text:p>0.133881952</text:p>
          </table:table-cell>
          <table:table-cell office:value-type="float" office:value="0.19232456164817599" table:style-name="ce1">
            <text:p>0.19232456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9_UpdateSameTask:/plan?wicket:interface=:1:indicator:big-form:segment:part:task::IBehaviorListener:0:-1&amp;random=0.7455206658306013</text:p>
          </table:table-cell>
          <table:table-cell office:value-type="float" office:value="30" table:style-name="ce3">
            <text:p>30</text:p>
          </table:table-cell>
          <table:table-cell office:value-type="float" office:value="1709" table:style-name="ce3">
            <text:p>1709</text:p>
          </table:table-cell>
          <table:table-cell office:value-type="float" office:value="5" table:style-name="ce3">
            <text:p>5</text:p>
          </table:table-cell>
          <table:table-cell office:value-type="float" office:value="44471" table:style-name="ce3">
            <text:p>44471</text:p>
          </table:table-cell>
          <table:table-cell office:value-type="float" office:value="7960.69309964067" table:style-name="ce3">
            <text:p>7960.6931</text:p>
          </table:table-cell>
          <table:table-cell office:value-type="float" office:value="0" table:style-name="ce3">
            <text:p>0</text:p>
          </table:table-cell>
          <table:table-cell office:value-type="float" office:value="0.14562541260533499" table:style-name="ce3">
            <text:p>0.145625413</text:p>
          </table:table-cell>
          <table:table-cell office:value-type="float" office:value="0.42804959334103498" table:style-name="ce3">
            <text:p>0.428049593</text:p>
          </table:table-cell>
          <table:table-cell office:value-type="float" office:value="3009.9333333333302" table:style-name="ce3">
            <text:p>3009.9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plan?wicket:interface=:1:indicator:big-form:segment:receives:flows-div:flows:0:flow:intent::IBehaviorListener:0:-1&amp;random=0.37325538123256385</text:p>
          </table:table-cell>
          <table:table-cell office:value-type="float" office:value="30" table:style-name="ce1">
            <text:p>30</text:p>
          </table:table-cell>
          <table:table-cell office:value-type="float" office:value="682" table:style-name="ce1">
            <text:p>682</text:p>
          </table:table-cell>
          <table:table-cell office:value-type="float" office:value="20" table:style-name="ce1">
            <text:p>20</text:p>
          </table:table-cell>
          <table:table-cell office:value-type="float" office:value="4055" table:style-name="ce1">
            <text:p>4055</text:p>
          </table:table-cell>
          <table:table-cell office:value-type="float" office:value="1222.45027574403" table:style-name="ce1">
            <text:p>1222.450276</text:p>
          </table:table-cell>
          <table:table-cell office:value-type="float" office:value="0" table:style-name="ce1">
            <text:p>0</text:p>
          </table:table-cell>
          <table:table-cell office:value-type="float" office:value="0.18175319128311601" table:style-name="ce1">
            <text:p>0.181753191</text:p>
          </table:table-cell>
          <table:table-cell office:value-type="float" office:value="1.3028011953301499E-2" table:style-name="ce1">
            <text:p>0.013028012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out</text:p>
          </table:table-cell>
          <table:table-cell office:value-type="float" office:value="30" table:style-name="ce1">
            <text:p>30</text:p>
          </table:table-cell>
          <table:table-cell office:value-type="float" office:value="134" table:style-name="ce1">
            <text:p>134</text:p>
          </table:table-cell>
          <table:table-cell office:value-type="float" office:value="14" table:style-name="ce1">
            <text:p>14</text:p>
          </table:table-cell>
          <table:table-cell office:value-type="float" office:value="366" table:style-name="ce1">
            <text:p>366</text:p>
          </table:table-cell>
          <table:table-cell office:value-type="float" office:value="107.510831495663" table:style-name="ce1">
            <text:p>107.5108315</text:p>
          </table:table-cell>
          <table:table-cell office:value-type="float" office:value="0" table:style-name="ce1">
            <text:p>0</text:p>
          </table:table-cell>
          <table:table-cell office:value-type="float" office:value="0.140383058572491" table:style-name="ce1">
            <text:p>0.140383059</text:p>
          </table:table-cell>
          <table:table-cell office:value-type="float" office:value="0.20166355386731899" table:style-name="ce1">
            <text:p>0.20166355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</text:p>
          </table:table-cell>
          <table:table-cell office:value-type="float" office:value="30" table:style-name="ce1">
            <text:p>30</text:p>
          </table:table-cell>
          <table:table-cell office:value-type="float" office:value="203" table:style-name="ce1">
            <text:p>203</text:p>
          </table:table-cell>
          <table:table-cell office:value-type="float" office:value="5" table:style-name="ce1">
            <text:p>5</text:p>
          </table:table-cell>
          <table:table-cell office:value-type="float" office:value="2678" table:style-name="ce1">
            <text:p>2678</text:p>
          </table:table-cell>
          <table:table-cell office:value-type="float" office:value="492.20419091628497" table:style-name="ce1">
            <text:p>492.2041909</text:p>
          </table:table-cell>
          <table:table-cell office:value-type="float" office:value="0" table:style-name="ce1">
            <text:p>0</text:p>
          </table:table-cell>
          <table:table-cell office:value-type="float" office:value="0.14041591193114" table:style-name="ce1">
            <text:p>0.140415912</text:p>
          </table:table-cell>
          <table:table-cell office:value-type="float" office:value="0.201710748487018" table:style-name="ce1">
            <text:p>0.20171074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5_UpdateOrg:/;jsessionid=1h91r9vfjoebukjamk1rbmrdv</text:p>
          </table:table-cell>
          <table:table-cell office:value-type="float" office:value="30" table:style-name="ce3">
            <text:p>30</text:p>
          </table:table-cell>
          <table:table-cell office:value-type="float" office:value="6295" table:style-name="ce3">
            <text:p>6295</text:p>
          </table:table-cell>
          <table:table-cell office:value-type="float" office:value="3" table:style-name="ce3">
            <text:p>3</text:p>
          </table:table-cell>
          <table:table-cell office:value-type="float" office:value="27003" table:style-name="ce3">
            <text:p>27003</text:p>
          </table:table-cell>
          <table:table-cell office:value-type="float" office:value="6005.9785902604299" table:style-name="ce3">
            <text:p>6005.97859</text:p>
          </table:table-cell>
          <table:table-cell office:value-type="float" office:value="0" table:style-name="ce3">
            <text:p>0</text:p>
          </table:table-cell>
          <table:table-cell office:value-type="float" office:value="0.63785002019858394" table:style-name="ce3">
            <text:p>0.63785002</text:p>
          </table:table-cell>
          <table:table-cell office:value-type="float" office:value="9.4654077655582203" table:style-name="ce3">
            <text:p>9.465407766</text:p>
          </table:table-cell>
          <table:table-cell office:value-type="float" office:value="15195.7" table:style-name="ce3">
            <text:p>15195.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6_UpdateRoles:/plan</text:p>
          </table:table-cell>
          <table:table-cell office:value-type="float" office:value="150" table:style-name="ce1">
            <text:p>150</text:p>
          </table:table-cell>
          <table:table-cell office:value-type="float" office:value="14563" table:style-name="ce1">
            <text:p>14563</text:p>
          </table:table-cell>
          <table:table-cell office:value-type="float" office:value="6" table:style-name="ce1">
            <text:p>6</text:p>
          </table:table-cell>
          <table:table-cell office:value-type="float" office:value="70336" table:style-name="ce1">
            <text:p>70336</text:p>
          </table:table-cell>
          <table:table-cell office:value-type="float" office:value="20537.704222344" table:style-name="ce1">
            <text:p>20537.70422</text:p>
          </table:table-cell>
          <table:table-cell office:value-type="float" office:value="0" table:style-name="ce1">
            <text:p>0</text:p>
          </table:table-cell>
          <table:table-cell office:value-type="float" office:value="0.74097492540852405" table:style-name="ce1">
            <text:p>0.740974925</text:p>
          </table:table-cell>
          <table:table-cell office:value-type="float" office:value="27.845278106413801" table:style-name="ce1">
            <text:p>27.84527811</text:p>
          </table:table-cell>
          <table:table-cell office:value-type="float" office:value="38481.146666666602" table:style-name="ce1">
            <text:p>38481.14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1_UpdatePhase:/login.do</text:p>
          </table:table-cell>
          <table:table-cell office:value-type="float" office:value="30" table:style-name="ce3">
            <text:p>30</text:p>
          </table:table-cell>
          <table:table-cell office:value-type="float" office:value="18619" table:style-name="ce3">
            <text:p>18619</text:p>
          </table:table-cell>
          <table:table-cell office:value-type="float" office:value="2278" table:style-name="ce3">
            <text:p>2278</text:p>
          </table:table-cell>
          <table:table-cell office:value-type="float" office:value="23430" table:style-name="ce3">
            <text:p>23430</text:p>
          </table:table-cell>
          <table:table-cell office:value-type="float" office:value="6482.3671421445697" table:style-name="ce3">
            <text:p>6482.367142</text:p>
          </table:table-cell>
          <table:table-cell office:value-type="float" office:value="0" table:style-name="ce3">
            <text:p>0</text:p>
          </table:table-cell>
          <table:table-cell office:value-type="float" office:value="0.67465761126228396" table:style-name="ce3">
            <text:p>0.674657611</text:p>
          </table:table-cell>
          <table:table-cell office:value-type="float" office:value="14.8229875877054" table:style-name="ce3">
            <text:p>14.82298759</text:p>
          </table:table-cell>
          <table:table-cell office:value-type="float" office:value="22498.433333333302" table:style-name="ce3">
            <text:p>22498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5_UpdateOrg:/home</text:p>
          </table:table-cell>
          <table:table-cell office:value-type="float" office:value="30" table:style-name="ce3">
            <text:p>30</text:p>
          </table:table-cell>
          <table:table-cell office:value-type="float" office:value="3152" table:style-name="ce3">
            <text:p>3152</text:p>
          </table:table-cell>
          <table:table-cell office:value-type="float" office:value="5" table:style-name="ce3">
            <text:p>5</text:p>
          </table:table-cell>
          <table:table-cell office:value-type="float" office:value="14348" table:style-name="ce3">
            <text:p>14348</text:p>
          </table:table-cell>
          <table:table-cell office:value-type="float" office:value="3045.3101713946899" table:style-name="ce3">
            <text:p>3045.310171</text:p>
          </table:table-cell>
          <table:table-cell office:value-type="float" office:value="0" table:style-name="ce3">
            <text:p>0</text:p>
          </table:table-cell>
          <table:table-cell office:value-type="float" office:value="0.63004032258064502" table:style-name="ce3">
            <text:p>0.630040323</text:p>
          </table:table-cell>
          <table:table-cell office:value-type="float" office:value="9.0900339106077794" table:style-name="ce3">
            <text:p>9.090033911</text:p>
          </table:table-cell>
          <table:table-cell office:value-type="float" office:value="14773.9666666666" table:style-name="ce3">
            <text:p>14773.9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;jsessionid=h8qtame2iq6717ohsf8532rus</text:p>
          </table:table-cell>
          <table:table-cell office:value-type="float" office:value="30" table:style-name="ce3">
            <text:p>30</text:p>
          </table:table-cell>
          <table:table-cell office:value-type="float" office:value="4612" table:style-name="ce3">
            <text:p>4612</text:p>
          </table:table-cell>
          <table:table-cell office:value-type="float" office:value="5" table:style-name="ce3">
            <text:p>5</text:p>
          </table:table-cell>
          <table:table-cell office:value-type="float" office:value="26006" table:style-name="ce3">
            <text:p>26006</text:p>
          </table:table-cell>
          <table:table-cell office:value-type="float" office:value="6094.3182978537898" table:style-name="ce3">
            <text:p>6094.318298</text:p>
          </table:table-cell>
          <table:table-cell office:value-type="float" office:value="0" table:style-name="ce3">
            <text:p>0</text:p>
          </table:table-cell>
          <table:table-cell office:value-type="float" office:value="0.67315891038011" table:style-name="ce3">
            <text:p>0.67315891</text:p>
          </table:table-cell>
          <table:table-cell office:value-type="float" office:value="7.2292928255284297" table:style-name="ce3">
            <text:p>7.229292826</text:p>
          </table:table-cell>
          <table:table-cell office:value-type="float" office:value="10997.1" table:style-name="ce3">
            <text:p>10997.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home</text:p>
          </table:table-cell>
          <table:table-cell office:value-type="float" office:value="30" table:style-name="ce3">
            <text:p>30</text:p>
          </table:table-cell>
          <table:table-cell office:value-type="float" office:value="2798" table:style-name="ce3">
            <text:p>2798</text:p>
          </table:table-cell>
          <table:table-cell office:value-type="float" office:value="13" table:style-name="ce3">
            <text:p>13</text:p>
          </table:table-cell>
          <table:table-cell office:value-type="float" office:value="10840" table:style-name="ce3">
            <text:p>10840</text:p>
          </table:table-cell>
          <table:table-cell office:value-type="float" office:value="3040.1719658963698" table:style-name="ce3">
            <text:p>3040.171966</text:p>
          </table:table-cell>
          <table:table-cell office:value-type="float" office:value="0" table:style-name="ce3">
            <text:p>0</text:p>
          </table:table-cell>
          <table:table-cell office:value-type="float" office:value="0.66755674232309703" table:style-name="ce3">
            <text:p>0.667556742</text:p>
          </table:table-cell>
          <table:table-cell office:value-type="float" office:value="5.9889096920894502" table:style-name="ce3">
            <text:p>5.988909692</text:p>
          </table:table-cell>
          <table:table-cell office:value-type="float" office:value="9186.7000000000007" table:style-name="ce3">
            <text:p>9186.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plan</text:p>
          </table:table-cell>
          <table:table-cell office:value-type="float" office:value="390" table:style-name="ce3">
            <text:p>390</text:p>
          </table:table-cell>
          <table:table-cell office:value-type="float" office:value="2167" table:style-name="ce3">
            <text:p>2167</text:p>
          </table:table-cell>
          <table:table-cell office:value-type="float" office:value="4" table:style-name="ce3">
            <text:p>4</text:p>
          </table:table-cell>
          <table:table-cell office:value-type="float" office:value="75802" table:style-name="ce3">
            <text:p>75802</text:p>
          </table:table-cell>
          <table:table-cell office:value-type="float" office:value="8837.6123064821295" table:style-name="ce3">
            <text:p>8837.612306</text:p>
          </table:table-cell>
          <table:table-cell office:value-type="float" office:value="0" table:style-name="ce3">
            <text:p>0</text:p>
          </table:table-cell>
          <table:table-cell office:value-type="float" office:value="2.67744969483938" table:style-name="ce3">
            <text:p>2.677449695</text:p>
          </table:table-cell>
          <table:table-cell office:value-type="float" office:value="18.213073989005199" table:style-name="ce3">
            <text:p>18.21307399</text:p>
          </table:table-cell>
          <table:table-cell office:value-type="float" office:value="6965.6538461538403" table:style-name="ce3">
            <text:p>6965.65384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3_UpdatePhase:/plan?wicket:interface=:1:indicator:big-form:plan:mo:aspect:indexed::IBehaviorListener:0:-1&amp;random=0.8376628133096905</text:p>
          </table:table-cell>
          <table:table-cell office:value-type="float" office:value="30" table:style-name="ce3">
            <text:p>30</text:p>
          </table:table-cell>
          <table:table-cell office:value-type="float" office:value="3514" table:style-name="ce3">
            <text:p>3514</text:p>
          </table:table-cell>
          <table:table-cell office:value-type="float" office:value="6" table:style-name="ce3">
            <text:p>6</text:p>
          </table:table-cell>
          <table:table-cell office:value-type="float" office:value="25954" table:style-name="ce3">
            <text:p>25954</text:p>
          </table:table-cell>
          <table:table-cell office:value-type="float" office:value="7701.9117327381" table:style-name="ce3">
            <text:p>7701.911733</text:p>
          </table:table-cell>
          <table:table-cell office:value-type="float" office:value="0" table:style-name="ce3">
            <text:p>0</text:p>
          </table:table-cell>
          <table:table-cell office:value-type="float" office:value="0.265336446614306" table:style-name="ce3">
            <text:p>0.265336447</text:p>
          </table:table-cell>
          <table:table-cell office:value-type="float" office:value="2.0383919726880299E-2" table:style-name="ce3">
            <text:p>0.02038392</text:p>
          </table:table-cell>
          <table:table-cell office:value-type="float" office:value="78.6666666666666" table:style-name="ce3">
            <text:p>78.666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3_UpdatePhase:/plan?wicket:interface=:1:indicator:big-form:entity:mo:aspect:mo-details:name::IBehaviorListener:0:-1&amp;random=0.1660776531605097</text:p>
          </table:table-cell>
          <table:table-cell office:value-type="float" office:value="30" table:style-name="ce1">
            <text:p>30</text:p>
          </table:table-cell>
          <table:table-cell office:value-type="float" office:value="842" table:style-name="ce1">
            <text:p>842</text:p>
          </table:table-cell>
          <table:table-cell office:value-type="float" office:value="6" table:style-name="ce1">
            <text:p>6</text:p>
          </table:table-cell>
          <table:table-cell office:value-type="float" office:value="6095" table:style-name="ce1">
            <text:p>6095</text:p>
          </table:table-cell>
          <table:table-cell office:value-type="float" office:value="1466.9915231141799" table:style-name="ce1">
            <text:p>1466.991523</text:p>
          </table:table-cell>
          <table:table-cell office:value-type="float" office:value="0" table:style-name="ce1">
            <text:p>0</text:p>
          </table:table-cell>
          <table:table-cell office:value-type="float" office:value="0.22135320593226501" table:style-name="ce1">
            <text:p>0.221353206</text:p>
          </table:table-cell>
          <table:table-cell office:value-type="float" office:value="1.7077053973289999E-2" table:style-name="ce1">
            <text:p>0.017077054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out</text:p>
          </table:table-cell>
          <table:table-cell office:value-type="float" office:value="30" table:style-name="ce1">
            <text:p>30</text:p>
          </table:table-cell>
          <table:table-cell office:value-type="float" office:value="284" table:style-name="ce1">
            <text:p>284</text:p>
          </table:table-cell>
          <table:table-cell office:value-type="float" office:value="9" table:style-name="ce1">
            <text:p>9</text:p>
          </table:table-cell>
          <table:table-cell office:value-type="float" office:value="3516" table:style-name="ce1">
            <text:p>3516</text:p>
          </table:table-cell>
          <table:table-cell office:value-type="float" office:value="631.75452423301897" table:style-name="ce1">
            <text:p>631.7545242</text:p>
          </table:table-cell>
          <table:table-cell office:value-type="float" office:value="0" table:style-name="ce1">
            <text:p>0</text:p>
          </table:table-cell>
          <table:table-cell office:value-type="float" office:value="0.20625928166767499" table:style-name="ce1">
            <text:p>0.206259282</text:p>
          </table:table-cell>
          <table:table-cell office:value-type="float" office:value="0.29629629231752902" table:style-name="ce1">
            <text:p>0.29629629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624" table:style-name="ce1">
            <text:p>624</text:p>
          </table:table-cell>
          <table:table-cell office:value-type="float" office:value="109.673556014605" table:style-name="ce1">
            <text:p>109.673556</text:p>
          </table:table-cell>
          <table:table-cell office:value-type="float" office:value="0" table:style-name="ce1">
            <text:p>0</text:p>
          </table:table-cell>
          <table:table-cell office:value-type="float" office:value="0.20616431295742699" table:style-name="ce1">
            <text:p>0.206164313</text:p>
          </table:table-cell>
          <table:table-cell office:value-type="float" office:value="0.29615986753942802" table:style-name="ce1">
            <text:p>0.29615986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firstChoice::IBehaviorListener:0:-1&amp;random=0.7691024521234556</text:p>
          </table:table-cell>
          <table:table-cell office:value-type="float" office:value="30" table:style-name="ce1">
            <text:p>30</text:p>
          </table:table-cell>
          <table:table-cell office:value-type="float" office:value="139" table:style-name="ce1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1318" table:style-name="ce1">
            <text:p>1318</text:p>
          </table:table-cell>
          <table:table-cell office:value-type="float" office:value="238.62503361270899" table:style-name="ce1">
            <text:p>238.6250336</text:p>
          </table:table-cell>
          <table:table-cell office:value-type="float" office:value="0" table:style-name="ce1">
            <text:p>0</text:p>
          </table:table-cell>
          <table:table-cell office:value-type="float" office:value="0.17200454091987999" table:style-name="ce1">
            <text:p>0.172004541</text:p>
          </table:table-cell>
          <table:table-cell office:value-type="float" office:value="1.23292317417179E-2" table:style-name="ce1">
            <text:p>0.012329232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5_UpdateOrg:/plan</text:p>
          </table:table-cell>
          <table:table-cell office:value-type="float" office:value="360" table:style-name="ce3">
            <text:p>360</text:p>
          </table:table-cell>
          <table:table-cell office:value-type="float" office:value="7804" table:style-name="ce3">
            <text:p>7804</text:p>
          </table:table-cell>
          <table:table-cell office:value-type="float" office:value="4" table:style-name="ce3">
            <text:p>4</text:p>
          </table:table-cell>
          <table:table-cell office:value-type="float" office:value="74472" table:style-name="ce3">
            <text:p>74472</text:p>
          </table:table-cell>
          <table:table-cell office:value-type="float" office:value="15773.333263037401" table:style-name="ce3">
            <text:p>15773.33326</text:p>
          </table:table-cell>
          <table:table-cell office:value-type="float" office:value="0" table:style-name="ce3">
            <text:p>0</text:p>
          </table:table-cell>
          <table:table-cell office:value-type="float" office:value="1.6944445751886199" table:style-name="ce3">
            <text:p>1.694444575</text:p>
          </table:table-cell>
          <table:table-cell office:value-type="float" office:value="38.232220319567503" table:style-name="ce3">
            <text:p>38.23222032</text:p>
          </table:table-cell>
          <table:table-cell office:value-type="float" office:value="23104.7944444444" table:style-name="ce3">
            <text:p>23104.7944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 table:style-name="ce1">
            <text:p>30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2206" table:style-name="ce1">
            <text:p>2206</text:p>
          </table:table-cell>
          <table:table-cell office:value-type="float" office:value="459.02596876429499" table:style-name="ce1">
            <text:p>459.0259688</text:p>
          </table:table-cell>
          <table:table-cell office:value-type="float" office:value="0" table:style-name="ce1">
            <text:p>0</text:p>
          </table:table-cell>
          <table:table-cell office:value-type="float" office:value="0.17162275031178101" table:style-name="ce1">
            <text:p>0.17162275</text:p>
          </table:table-cell>
          <table:table-cell office:value-type="float" office:value="1.23242118225191E-2" table:style-name="ce1">
            <text:p>0.012324212</text:p>
          </table:table-cell>
          <table:table-cell office:value-type="float" office:value="73.533333333333303" table:style-name="ce1">
            <text:p>73.5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logout</text:p>
          </table:table-cell>
          <table:table-cell office:value-type="float" office:value="30" table:style-name="ce1">
            <text:p>30</text:p>
          </table:table-cell>
          <table:table-cell office:value-type="float" office:value="252" table:style-name="ce1">
            <text:p>252</text:p>
          </table:table-cell>
          <table:table-cell office:value-type="float" office:value="10" table:style-name="ce1">
            <text:p>10</text:p>
          </table:table-cell>
          <table:table-cell office:value-type="float" office:value="4102" table:style-name="ce1">
            <text:p>4102</text:p>
          </table:table-cell>
          <table:table-cell office:value-type="float" office:value="727.51901464268701" table:style-name="ce1">
            <text:p>727.5190146</text:p>
          </table:table-cell>
          <table:table-cell office:value-type="float" office:value="0" table:style-name="ce1">
            <text:p>0</text:p>
          </table:table-cell>
          <table:table-cell office:value-type="float" office:value="0.14404586420316201" table:style-name="ce1">
            <text:p>0.144045864</text:p>
          </table:table-cell>
          <table:table-cell office:value-type="float" office:value="0.206925260002784" table:style-name="ce1">
            <text:p>0.2069252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plan?wicket:interface=:1:indicator:big-form:entity:mo:aspect:mo-details:name::IBehaviorListener:0:-1&amp;random=0.8394454578606031</text:p>
          </table:table-cell>
          <table:table-cell office:value-type="float" office:value="30" table:style-name="ce1">
            <text:p>30</text:p>
          </table:table-cell>
          <table:table-cell office:value-type="float" office:value="306" table:style-name="ce1">
            <text:p>306</text:p>
          </table:table-cell>
          <table:table-cell office:value-type="float" office:value="7" table:style-name="ce1">
            <text:p>7</text:p>
          </table:table-cell>
          <table:table-cell office:value-type="float" office:value="3546" table:style-name="ce1">
            <text:p>3546</text:p>
          </table:table-cell>
          <table:table-cell office:value-type="float" office:value="649.78997034084398" table:style-name="ce1">
            <text:p>649.7899703</text:p>
          </table:table-cell>
          <table:table-cell office:value-type="float" office:value="0" table:style-name="ce1">
            <text:p>0</text:p>
          </table:table-cell>
          <table:table-cell office:value-type="float" office:value="0.14848397857871101" table:style-name="ce1">
            <text:p>0.148483979</text:p>
          </table:table-cell>
          <table:table-cell office:value-type="float" office:value="5.8441399251145797E-2" table:style-name="ce1">
            <text:p>0.058441399</text:p>
          </table:table-cell>
          <table:table-cell office:value-type="float" office:value="403.03333333333302" table:style-name="ce1">
            <text:p>403.0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</text:p>
          </table:table-cell>
          <table:table-cell office:value-type="float" office:value="30" table:style-name="ce1">
            <text:p>30</text:p>
          </table:table-cell>
          <table:table-cell office:value-type="float" office:value="161" table:style-name="ce1">
            <text:p>161</text:p>
          </table:table-cell>
          <table:table-cell office:value-type="float" office:value="5" table:style-name="ce1">
            <text:p>5</text:p>
          </table:table-cell>
          <table:table-cell office:value-type="float" office:value="1570" table:style-name="ce1">
            <text:p>1570</text:p>
          </table:table-cell>
          <table:table-cell office:value-type="float" office:value="320.72331620191801" table:style-name="ce1">
            <text:p>320.7233162</text:p>
          </table:table-cell>
          <table:table-cell office:value-type="float" office:value="0" table:style-name="ce1">
            <text:p>0</text:p>
          </table:table-cell>
          <table:table-cell office:value-type="float" office:value="0.144083222469298" table:style-name="ce1">
            <text:p>0.144083222</text:p>
          </table:table-cell>
          <table:table-cell office:value-type="float" office:value="0.20697892602767301" table:style-name="ce1">
            <text:p>0.20697892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out</text:p>
          </table:table-cell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13" table:style-name="ce1">
            <text:p>13</text:p>
          </table:table-cell>
          <table:table-cell office:value-type="float" office:value="1848" table:style-name="ce1">
            <text:p>1848</text:p>
          </table:table-cell>
          <table:table-cell office:value-type="float" office:value="325.680798055737" table:style-name="ce1">
            <text:p>325.6807981</text:p>
          </table:table-cell>
          <table:table-cell office:value-type="float" office:value="0" table:style-name="ce1">
            <text:p>0</text:p>
          </table:table-cell>
          <table:table-cell office:value-type="float" office:value="0.14242241538921599" table:style-name="ce1">
            <text:p>0.142422415</text:p>
          </table:table-cell>
          <table:table-cell office:value-type="float" office:value="0.20459313773196999" table:style-name="ce1">
            <text:p>0.20459313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</text:p>
          </table:table-cell>
          <table:table-cell office:value-type="float" office:value="30" table:style-name="ce1">
            <text:p>30</text:p>
          </table:table-cell>
          <table:table-cell office:value-type="float" office:value="129" table:style-name="ce1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1440" table:style-name="ce1">
            <text:p>1440</text:p>
          </table:table-cell>
          <table:table-cell office:value-type="float" office:value="260.39411155656597" table:style-name="ce1">
            <text:p>260.3941116</text:p>
          </table:table-cell>
          <table:table-cell office:value-type="float" office:value="0" table:style-name="ce1">
            <text:p>0</text:p>
          </table:table-cell>
          <table:table-cell office:value-type="float" office:value="0.142482617120711" table:style-name="ce1">
            <text:p>0.142482617</text:p>
          </table:table-cell>
          <table:table-cell office:value-type="float" office:value="0.20467961893024" table:style-name="ce1">
            <text:p>0.20467961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1_UpdatePhase:/;jsessionid=mldfyrsyazh01a9zwmz394xpw</text:p>
          </table:table-cell>
          <table:table-cell office:value-type="float" office:value="30" table:style-name="ce3">
            <text:p>30</text:p>
          </table:table-cell>
          <table:table-cell office:value-type="float" office:value="3996" table:style-name="ce3">
            <text:p>3996</text:p>
          </table:table-cell>
          <table:table-cell office:value-type="float" office:value="2" table:style-name="ce3">
            <text:p>2</text:p>
          </table:table-cell>
          <table:table-cell office:value-type="float" office:value="19077" table:style-name="ce3">
            <text:p>19077</text:p>
          </table:table-cell>
          <table:table-cell office:value-type="float" office:value="3567.9184905986199" table:style-name="ce3">
            <text:p>3567.918491</text:p>
          </table:table-cell>
          <table:table-cell office:value-type="float" office:value="0" table:style-name="ce3">
            <text:p>0</text:p>
          </table:table-cell>
          <table:table-cell office:value-type="float" office:value="0.71443880831606699" table:style-name="ce3">
            <text:p>0.714438808</text:p>
          </table:table-cell>
          <table:table-cell office:value-type="float" office:value="11.1815952748803" table:style-name="ce3">
            <text:p>11.18159527</text:p>
          </table:table-cell>
          <table:table-cell office:value-type="float" office:value="16026.5" table:style-name="ce3">
            <text:p>16026.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1_UpdatePhase:/home</text:p>
          </table:table-cell>
          <table:table-cell office:value-type="float" office:value="60" table:style-name="ce3">
            <text:p>60</text:p>
          </table:table-cell>
          <table:table-cell office:value-type="float" office:value="2501" table:style-name="ce3">
            <text:p>2501</text:p>
          </table:table-cell>
          <table:table-cell office:value-type="float" office:value="12" table:style-name="ce3">
            <text:p>12</text:p>
          </table:table-cell>
          <table:table-cell office:value-type="float" office:value="9121" table:style-name="ce3">
            <text:p>9121</text:p>
          </table:table-cell>
          <table:table-cell office:value-type="float" office:value="2549.8571756843298" table:style-name="ce3">
            <text:p>2549.857176</text:p>
          </table:table-cell>
          <table:table-cell office:value-type="float" office:value="0" table:style-name="ce3">
            <text:p>0</text:p>
          </table:table-cell>
          <table:table-cell office:value-type="float" office:value="0.28786504886509201" table:style-name="ce3">
            <text:p>0.287865049</text:p>
          </table:table-cell>
          <table:table-cell office:value-type="float" office:value="4.3900966102091301" table:style-name="ce3">
            <text:p>4.39009661</text:p>
          </table:table-cell>
          <table:table-cell office:value-type="float" office:value="15616.55" table:style-name="ce3">
            <text:p>15616.5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1_UpdatePhase:/plan</text:p>
          </table:table-cell>
          <table:table-cell office:value-type="float" office:value="300" table:style-name="ce3">
            <text:p>300</text:p>
          </table:table-cell>
          <table:table-cell office:value-type="float" office:value="9156" table:style-name="ce3">
            <text:p>9156</text:p>
          </table:table-cell>
          <table:table-cell office:value-type="float" office:value="5" table:style-name="ce3">
            <text:p>5</text:p>
          </table:table-cell>
          <table:table-cell office:value-type="float" office:value="71691" table:style-name="ce3">
            <text:p>71691</text:p>
          </table:table-cell>
          <table:table-cell office:value-type="float" office:value="16473.562652903998" table:style-name="ce3">
            <text:p>16473.56265</text:p>
          </table:table-cell>
          <table:table-cell office:value-type="float" office:value="0" table:style-name="ce3">
            <text:p>0</text:p>
          </table:table-cell>
          <table:table-cell office:value-type="float" office:value="1.44593643663424" table:style-name="ce3">
            <text:p>1.445936437</text:p>
          </table:table-cell>
          <table:table-cell office:value-type="float" office:value="37.2379748545628" table:style-name="ce3">
            <text:p>37.23797485</text:p>
          </table:table-cell>
          <table:table-cell office:value-type="float" office:value="26371.62" table:style-name="ce3">
            <text:p>26371.6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1_UpdatePhase:/plan?wicket:interface=:1:indicator:big-form:entity:mo:aspect:mo-details:name::IBehaviorListener:0:-1&amp;random=0.5996661214385959</text:p>
          </table:table-cell>
          <table:table-cell office:value-type="float" office:value="30" table:style-name="ce1">
            <text:p>30</text:p>
          </table:table-cell>
          <table:table-cell office:value-type="float" office:value="359" table:style-name="ce1">
            <text:p>359</text:p>
          </table:table-cell>
          <table:table-cell office:value-type="float" office:value="10" table:style-name="ce1">
            <text:p>10</text:p>
          </table:table-cell>
          <table:table-cell office:value-type="float" office:value="6303" table:style-name="ce1">
            <text:p>6303</text:p>
          </table:table-cell>
          <table:table-cell office:value-type="float" office:value="1133.0046758754099" table:style-name="ce1">
            <text:p>1133.004676</text:p>
          </table:table-cell>
          <table:table-cell office:value-type="float" office:value="0" table:style-name="ce1">
            <text:p>0</text:p>
          </table:table-cell>
          <table:table-cell office:value-type="float" office:value="0.15699490813181199" table:style-name="ce1">
            <text:p>0.156994908</text:p>
          </table:table-cell>
          <table:table-cell office:value-type="float" office:value="3.2160447814892502E-2" table:style-name="ce1">
            <text:p>0.032160448</text:p>
          </table:table-cell>
          <table:table-cell office:value-type="float" office:value="209.766666666666" table:style-name="ce1">
            <text:p>209.7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out</text:p>
          </table:table-cell>
          <table:table-cell office:value-type="float" office:value="30" table:style-name="ce1">
            <text:p>30</text:p>
          </table:table-cell>
          <table:table-cell office:value-type="float" office:value="197" table:style-name="ce1">
            <text:p>197</text:p>
          </table:table-cell>
          <table:table-cell office:value-type="float" office:value="9" table:style-name="ce1">
            <text:p>9</text:p>
          </table:table-cell>
          <table:table-cell office:value-type="float" office:value="2164" table:style-name="ce1">
            <text:p>2164</text:p>
          </table:table-cell>
          <table:table-cell office:value-type="float" office:value="404.68641357640502" table:style-name="ce1">
            <text:p>404.6864136</text:p>
          </table:table-cell>
          <table:table-cell office:value-type="float" office:value="0" table:style-name="ce1">
            <text:p>0</text:p>
          </table:table-cell>
          <table:table-cell office:value-type="float" office:value="0.144095679531208" table:style-name="ce1">
            <text:p>0.14409568</text:p>
          </table:table-cell>
          <table:table-cell office:value-type="float" office:value="0.20699682088907001" table:style-name="ce1">
            <text:p>0.20699682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374" table:style-name="ce1">
            <text:p>374</text:p>
          </table:table-cell>
          <table:table-cell office:value-type="float" office:value="93.211712425710402" table:style-name="ce1">
            <text:p>93.21171243</text:p>
          </table:table-cell>
          <table:table-cell office:value-type="float" office:value="0" table:style-name="ce1">
            <text:p>0</text:p>
          </table:table-cell>
          <table:table-cell office:value-type="float" office:value="0.14413098624029499" table:style-name="ce1">
            <text:p>0.144130986</text:p>
          </table:table-cell>
          <table:table-cell office:value-type="float" office:value="0.20704753980417401" table:style-name="ce1">
            <text:p>0.2070475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6_UpdateRoles:/plan?wicket:interface=:1:indicator:big-form:segment:part:role:name::IBehaviorListener:0:-1&amp;random=0.04610376036565511</text:p>
          </table:table-cell>
          <table:table-cell office:value-type="float" office:value="30" table:style-name="ce3">
            <text:p>30</text:p>
          </table:table-cell>
          <table:table-cell office:value-type="float" office:value="2729" table:style-name="ce3">
            <text:p>2729</text:p>
          </table:table-cell>
          <table:table-cell office:value-type="float" office:value="19" table:style-name="ce3">
            <text:p>19</text:p>
          </table:table-cell>
          <table:table-cell office:value-type="float" office:value="7739" table:style-name="ce3">
            <text:p>7739</text:p>
          </table:table-cell>
          <table:table-cell office:value-type="float" office:value="2645.23465478752" table:style-name="ce3">
            <text:p>2645.234655</text:p>
          </table:table-cell>
          <table:table-cell office:value-type="float" office:value="0" table:style-name="ce3">
            <text:p>0</text:p>
          </table:table-cell>
          <table:table-cell office:value-type="float" office:value="0.224096331543052" table:style-name="ce3">
            <text:p>0.224096332</text:p>
          </table:table-cell>
          <table:table-cell office:value-type="float" office:value="7.0175999656385598E-3" table:style-name="ce3">
            <text:p>0.0070176</text:p>
          </table:table-cell>
          <table:table-cell office:value-type="float" office:value="32.066666666666599" table:style-name="ce3">
            <text:p>32.066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;jsessionid=1gcji50fzeuhtuc0ifb6k099k</text:p>
          </table:table-cell>
          <table:table-cell office:value-type="float" office:value="30" table:style-name="ce3">
            <text:p>30</text:p>
          </table:table-cell>
          <table:table-cell office:value-type="float" office:value="5118" table:style-name="ce3">
            <text:p>5118</text:p>
          </table:table-cell>
          <table:table-cell office:value-type="float" office:value="5" table:style-name="ce3">
            <text:p>5</text:p>
          </table:table-cell>
          <table:table-cell office:value-type="float" office:value="26737" table:style-name="ce3">
            <text:p>26737</text:p>
          </table:table-cell>
          <table:table-cell office:value-type="float" office:value="5716.46714870489" table:style-name="ce3">
            <text:p>5716.467149</text:p>
          </table:table-cell>
          <table:table-cell office:value-type="float" office:value="0" table:style-name="ce3">
            <text:p>0</text:p>
          </table:table-cell>
          <table:table-cell office:value-type="float" office:value="0.66270516247321498" table:style-name="ce3">
            <text:p>0.662705162</text:p>
          </table:table-cell>
          <table:table-cell office:value-type="float" office:value="9.7461450923921404" table:style-name="ce3">
            <text:p>9.746145092</text:p>
          </table:table-cell>
          <table:table-cell office:value-type="float" office:value="15059.5666666666" table:style-name="ce3">
            <text:p>15059.5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home</text:p>
          </table:table-cell>
          <table:table-cell office:value-type="float" office:value="30" table:style-name="ce3">
            <text:p>30</text:p>
          </table:table-cell>
          <table:table-cell office:value-type="float" office:value="2646" table:style-name="ce3">
            <text:p>2646</text:p>
          </table:table-cell>
          <table:table-cell office:value-type="float" office:value="9" table:style-name="ce3">
            <text:p>9</text:p>
          </table:table-cell>
          <table:table-cell office:value-type="float" office:value="7324" table:style-name="ce3">
            <text:p>7324</text:p>
          </table:table-cell>
          <table:table-cell office:value-type="float" office:value="2336.9887417120499" table:style-name="ce3">
            <text:p>2336.988742</text:p>
          </table:table-cell>
          <table:table-cell office:value-type="float" office:value="0" table:style-name="ce3">
            <text:p>0</text:p>
          </table:table-cell>
          <table:table-cell office:value-type="float" office:value="0.75107027514207703" table:style-name="ce3">
            <text:p>0.751070275</text:p>
          </table:table-cell>
          <table:table-cell office:value-type="float" office:value="10.2270491309491" table:style-name="ce3">
            <text:p>10.22704913</text:p>
          </table:table-cell>
          <table:table-cell office:value-type="float" office:value="13943.4333333333" table:style-name="ce3">
            <text:p>13943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14_UpdateTransmissionMedia:/plan</text:p>
          </table:table-cell>
          <table:table-cell office:value-type="float" office:value="300" table:style-name="ce3">
            <text:p>300</text:p>
          </table:table-cell>
          <table:table-cell office:value-type="float" office:value="8548" table:style-name="ce3">
            <text:p>8548</text:p>
          </table:table-cell>
          <table:table-cell office:value-type="float" office:value="6" table:style-name="ce3">
            <text:p>6</text:p>
          </table:table-cell>
          <table:table-cell office:value-type="float" office:value="75138" table:style-name="ce3">
            <text:p>75138</text:p>
          </table:table-cell>
          <table:table-cell office:value-type="float" office:value="17315.766815735598" table:style-name="ce3">
            <text:p>17315.76682</text:p>
          </table:table-cell>
          <table:table-cell office:value-type="float" office:value="0" table:style-name="ce3">
            <text:p>0</text:p>
          </table:table-cell>
          <table:table-cell office:value-type="float" office:value="1.48628162064147" table:style-name="ce3">
            <text:p>1.486281621</text:p>
          </table:table-cell>
          <table:table-cell office:value-type="float" office:value="34.8948976339015" table:style-name="ce3">
            <text:p>34.89489763</text:p>
          </table:table-cell>
          <table:table-cell office:value-type="float" office:value="24041.4566666666" table:style-name="ce3">
            <text:p>24041.45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4_UpdateTransmissionMedia:/plan?wicket:interface=:1:indicator:big-form:entity:mo:aspect:mo-details:name::IBehaviorListener:0:-1&amp;random=0.6374102989115448</text:p>
          </table:table-cell>
          <table:table-cell office:value-type="float" office:value="30" table:style-name="ce1">
            <text:p>30</text:p>
          </table:table-cell>
          <table:table-cell office:value-type="float" office:value="878" table:style-name="ce1">
            <text:p>878</text:p>
          </table:table-cell>
          <table:table-cell office:value-type="float" office:value="16" table:style-name="ce1">
            <text:p>16</text:p>
          </table:table-cell>
          <table:table-cell office:value-type="float" office:value="2190" table:style-name="ce1">
            <text:p>2190</text:p>
          </table:table-cell>
          <table:table-cell office:value-type="float" office:value="721.73945437394502" table:style-name="ce1">
            <text:p>721.7394544</text:p>
          </table:table-cell>
          <table:table-cell office:value-type="float" office:value="0" table:style-name="ce1">
            <text:p>0</text:p>
          </table:table-cell>
          <table:table-cell office:value-type="float" office:value="0.21618349655187299" table:style-name="ce1">
            <text:p>0.216183497</text:p>
          </table:table-cell>
          <table:table-cell office:value-type="float" office:value="1.71989734886972E-2" table:style-name="ce1">
            <text:p>0.017198973</text:p>
          </table:table-cell>
          <table:table-cell office:value-type="float" office:value="81.466666666666598" table:style-name="ce1">
            <text:p>81.46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logout</text:p>
          </table:table-cell>
          <table:table-cell office:value-type="float" office:value="30" table:style-name="ce1">
            <text:p>30</text:p>
          </table:table-cell>
          <table:table-cell office:value-type="float" office:value="280" table:style-name="ce1">
            <text:p>280</text:p>
          </table:table-cell>
          <table:table-cell office:value-type="float" office:value="16" table:style-name="ce1">
            <text:p>16</text:p>
          </table:table-cell>
          <table:table-cell office:value-type="float" office:value="1837" table:style-name="ce1">
            <text:p>1837</text:p>
          </table:table-cell>
          <table:table-cell office:value-type="float" office:value="483.86290643344603" table:style-name="ce1">
            <text:p>483.8629064</text:p>
          </table:table-cell>
          <table:table-cell office:value-type="float" office:value="0" table:style-name="ce1">
            <text:p>0</text:p>
          </table:table-cell>
          <table:table-cell office:value-type="float" office:value="0.14908017531828599" table:style-name="ce1">
            <text:p>0.149080175</text:p>
          </table:table-cell>
          <table:table-cell office:value-type="float" office:value="0.214157165911327" table:style-name="ce1">
            <text:p>0.21415716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1005" table:style-name="ce1">
            <text:p>1005</text:p>
          </table:table-cell>
          <table:table-cell office:value-type="float" office:value="192.18809073983201" table:style-name="ce1">
            <text:p>192.1880907</text:p>
          </table:table-cell>
          <table:table-cell office:value-type="float" office:value="0" table:style-name="ce1">
            <text:p>0</text:p>
          </table:table-cell>
          <table:table-cell office:value-type="float" office:value="0.14913205146049899" table:style-name="ce1">
            <text:p>0.149132051</text:p>
          </table:table-cell>
          <table:table-cell office:value-type="float" office:value="0.21423168720546401" table:style-name="ce1">
            <text:p>0.21423168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out</text:p>
          </table:table-cell>
          <table:table-cell office:value-type="float" office:value="30" table:style-name="ce1">
            <text:p>30</text:p>
          </table:table-cell>
          <table:table-cell office:value-type="float" office:value="245" table:style-name="ce1">
            <text:p>245</text:p>
          </table:table-cell>
          <table:table-cell office:value-type="float" office:value="8" table:style-name="ce1">
            <text:p>8</text:p>
          </table:table-cell>
          <table:table-cell office:value-type="float" office:value="3827" table:style-name="ce1">
            <text:p>3827</text:p>
          </table:table-cell>
          <table:table-cell office:value-type="float" office:value="744.13087259940698" table:style-name="ce1">
            <text:p>744.1308726</text:p>
          </table:table-cell>
          <table:table-cell office:value-type="float" office:value="0" table:style-name="ce1">
            <text:p>0</text:p>
          </table:table-cell>
          <table:table-cell office:value-type="float" office:value="0.154569061456658" table:style-name="ce1">
            <text:p>0.154569061</text:p>
          </table:table-cell>
          <table:table-cell office:value-type="float" office:value="0.22204207949486801" table:style-name="ce1">
            <text:p>0.22204207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</text:p>
          </table:table-cell>
          <table:table-cell office:value-type="float" office:value="30" table:style-name="ce1">
            <text:p>30</text:p>
          </table:table-cell>
          <table:table-cell office:value-type="float" office:value="253" table:style-name="ce1">
            <text:p>253</text:p>
          </table:table-cell>
          <table:table-cell office:value-type="float" office:value="5" table:style-name="ce1">
            <text:p>5</text:p>
          </table:table-cell>
          <table:table-cell office:value-type="float" office:value="3232" table:style-name="ce1">
            <text:p>3232</text:p>
          </table:table-cell>
          <table:table-cell office:value-type="float" office:value="696.69482319496694" table:style-name="ce1">
            <text:p>696.6948232</text:p>
          </table:table-cell>
          <table:table-cell office:value-type="float" office:value="0" table:style-name="ce1">
            <text:p>0</text:p>
          </table:table-cell>
          <table:table-cell office:value-type="float" office:value="0.15608172439089099" table:style-name="ce1">
            <text:p>0.156081724</text:p>
          </table:table-cell>
          <table:table-cell office:value-type="float" office:value="0.22421505525293001" table:style-name="ce1">
            <text:p>0.22421505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930" table:style-name="ce3">
            <text:p>9930</text:p>
          </table:table-cell>
          <table:table-cell office:value-type="float" office:value="3129" table:style-name="ce3">
            <text:p>3129</text:p>
          </table:table-cell>
          <table:table-cell office:value-type="float" office:value="2" table:style-name="ce3">
            <text:p>2</text:p>
          </table:table-cell>
          <table:table-cell office:value-type="float" office:value="78985" table:style-name="ce3">
            <text:p>78985</text:p>
          </table:table-cell>
          <table:table-cell office:value-type="float" office:value="9017.8307047788294" table:style-name="ce3">
            <text:p>9017.830705</text:p>
          </table:table-cell>
          <table:table-cell office:value-type="float" office:value="1.2990936555891199E-2" table:style-name="ce3">
            <text:p>0.012990937</text:p>
          </table:table-cell>
          <table:table-cell office:value-type="float" office:value="42.409799097990899" table:style-name="ce3">
            <text:p>42.4097991</text:p>
          </table:table-cell>
          <table:table-cell office:value-type="float" office:value="282.93547787365799" table:style-name="ce3">
            <text:p>282.9354779</text:p>
          </table:table-cell>
          <table:table-cell office:value-type="float" office:value="6831.5798590130898" table:style-name="ce3">
            <text:p>6831.579859</text:p>
          </table:table-cell>
          <table:table-cell table:number-columns-repeated="16374" table:style-name="ce3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0T06:47:29Z</meta:creation-date>
    <dc:date>2011-06-10T06:47:29Z</dc:date>
  </office:meta>
</office:document-meta>
</file>